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Bahnschrift Light" style:font-name-complex="Bahnschrift Light"/>
    </style:style>
    <style:style style:name="P3" style:family="paragraph" style:parent-style-name="Standard">
      <style:paragraph-properties fo:text-align="center" style:justify-single-word="false"/>
      <style:text-properties style:font-name="Bahnschrift Light" style:font-name-complex="Bahnschrift Light"/>
    </style:style>
    <style:style style:name="P4" style:family="paragraph" style:parent-style-name="Standard">
      <style:paragraph-properties fo:text-align="start" style:justify-single-word="false"/>
      <style:text-properties style:font-name="Bahnschrift Light" fo:font-style="normal" style:font-style-asian="normal" style:font-name-complex="Bahnschrift Light" style:font-style-complex="normal"/>
    </style:style>
    <style:style style:name="P5" style:family="paragraph" style:parent-style-name="Standard">
      <style:paragraph-properties fo:text-align="center" style:justify-single-word="false"/>
      <style:text-properties style:font-name="Bahnschrift Light" fo:font-style="normal" style:font-style-asian="normal" style:font-name-complex="Bahnschrift Light" style:font-style-complex="normal"/>
    </style:style>
    <style:style style:name="P6" style:family="paragraph" style:parent-style-name="Standard">
      <style:paragraph-properties fo:text-align="center" style:justify-single-word="false"/>
      <style:text-properties style:font-name="Bahnschrift Light" fo:font-style="normal" fo:font-weight="bold" style:font-style-asian="normal" style:font-weight-asian="bold" style:font-name-complex="Bahnschrift Light" style:font-style-complex="normal" style:font-weight-complex="bold"/>
    </style:style>
    <style:style style:name="P7" style:family="paragraph" style:parent-style-name="Standard">
      <style:paragraph-properties fo:text-align="center"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8" style:family="paragraph" style:parent-style-name="Standard">
      <style:paragraph-properties fo:text-align="start"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9" style:family="paragraph" style:parent-style-name="Standard" style:master-page-name="Standard">
      <style:paragraph-properties fo:text-align="start" style:justify-single-word="false" style:page-number="auto"/>
      <style:text-properties style:font-name="Bahnschrift Light" fo:font-weight="bold" style:font-weight-asian="bold" style:font-name-complex="Bahnschrift Light" style:font-weight-complex="bold"/>
    </style:style>
    <style:style style:name="T1" style:family="text">
      <style:text-properties style:font-name="Bahnschrift Light" style:font-name-complex="Bahnschrift Light"/>
    </style:style>
    <style:style style:name="T2" style:family="text">
      <style:text-properties style:font-name="Bahnschrift Light" fo:font-weight="bold" style:font-weight-asian="bold" style:font-name-complex="Bahnschrift Light" style:font-weight-complex="bold"/>
    </style:style>
    <style:style style:name="T3"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Script</text:p>
      <text:p text:style-name="P2"/>
      <text:p text:style-name="P2">//Usain stands in the training yard pondering Aarit's latest riddle.</text:p>
      <text:p text:style-name="P2"/>
      <text:p text:style-name="P1"><text:span text:style-name="T1">Usain: </text:span><text:span text:style-name="T2">sigh</text:span><text:span text:style-name="T1"> I don't know about this one. Nothing makes sense. I thought riddles were supposed to have good answer that made all the pieces come together. But this one...</text:span></text:p>
      <text:p text:style-name="P2"/>
      <text:p text:style-name="P2">//Imhotep stumbles onto the training yard, followed by the indignant cries of scullery maids from within the building.</text:p>
      <text:p text:style-name="P2"/>
      <text:p text:style-name="P2">Imhotep: Now, now ladies, that last one was wholly uncalled for. You shouldn't be throwing the pans about like javelins! Oh, hi Usain!</text:p>
      <text:p text:style-name="P2"/>
      <text:p text:style-name="P2">Usain: What did you do?</text:p>
      <text:p text:style-name="P2"/>
      <text:p text:style-name="P2">Imhotep: Me? Nothing. Nothing at all. Just um... just helping the maids a bit with the meal prep. They have so much work to do, you know? I figured they would be glad for an extra pair of hands.</text:p>
      <text:p text:style-name="P2"/>
      <text:p text:style-name="P2">Usain: I take it they didn't.</text:p>
      <text:p text:style-name="P2"/>
      <text:p text:style-name="P2">Imhotep: Apparently not. This will be the last time I shall be gracing the poor wenches with my gratuitous aid.</text:p>
      <text:p text:style-name="P2"/>
      <text:p text:style-name="P2">Usain: And the last time you help yourself the emir's meal?</text:p>
      <text:p text:style-name="P2"/>
      <text:p text:style-name="P2">Imhotep: Hey now, I never said I wouldn't try to hijack them on the way to his room. Anyways, what's new with you? You look like a pig with no mud in his sty.</text:p>
      <text:p text:style-name="P2"/>
      <text:p text:style-name="P2">Usain: Aarit gave me another riddle after training.</text:p>
      <text:p text:style-name="P2"/>
      <text:p text:style-name="P2">Imhotep: Another one? What's this the fifth one this week?</text:p>
      <text:p text:style-name="P2"/>
      <text:p text:style-name="P2">Usain: Seventh.</text:p>
      <text:p text:style-name="P2"/>
      <text:p text:style-name="P2">Imhotep: Ouch. Well let's hear it, then.</text:p>
      <text:p text:style-name="P2"/>
      <text:p text:style-name="P2">Usain: I supposed to figure it out on my own, Imhotep. Last time Aarit found out I asked you and the others he had me washing everyone's cloths with the maids for a week.</text:p>
      <text:p text:style-name="P2"/>
      <text:p text:style-name="P2">Imhotep: Well, don't get caught this time.</text:p>
      <text:p text:style-name="P2"/>
      <text:p text:style-name="P2">Usain: Really? Gee, what a brilliant idea! Why didn't I think of that?</text:p>
      <text:p text:style-name="P2"/>
      <text:p text:style-name="P2">Imhotep: Because I'm smarter than you.</text:p>
      <text:p text:style-name="P2"/>
      <text:p text:style-name="P2">Usain: ….</text:p>
      <text:p text:style-name="P2"><text:soft-page-break/>Imhotep: C'mon! Let's hear it! If Aarit finds out you asked me just tell him I wrestled it out of you.</text:p>
      <text:p text:style-name="P2"/>
      <text:p text:style-name="P2">Usain: ...fine. At least I'll company for the washing this time. Here it is: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2"/>
      <text:p text:style-name="P2">Imhotep: Usain, I hate to break it to you buddy but, uh, that isn't a riddle.</text:p>
      <text:p text:style-name="P2"/>
      <text:p text:style-name="P2">Usain: What?</text:p>
      <text:p text:style-name="P2"/>
      <text:p text:style-name="P2">Imhotep: Riddles have to rhyme. That doesn't rhyme, so it isn't a riddle.</text:p>
      <text:p text:style-name="P2"/>
      <text:p text:style-name="P2">Usain: I think you're missing the bigger point here.</text:p>
      <text:p text:style-name="P2"/>
      <text:p text:style-name="P2">Imhotep: Maybe, but at least I know what a riddle is.</text:p>
      <text:p text:style-name="P2"/>
      <text:p text:style-name="P2">Usain: That's not...whatever. Anyways, which would you choose?</text:p>
      <text:p text:style-name="P2"/>
      <text:p text:style-name="P2">Imhotep: On where to send the brigands? To the farm. Only the farmer dies then. Which would you choose?</text:p>
      <text:p text:style-name="P2"/>
      <text:p text:style-name="P3">******************************************************</text:p>
      <text:p text:style-name="P3">Case 1.1 – First Path</text:p>
      <text:p text:style-name="P3">Disagree with Imhotep</text:p>
      <text:p text:style-name="P2"/>
      <text:p text:style-name="P2">Usain: I would send them to the town.</text:p>
      <text:p text:style-name="P2"/>
      <text:p text:style-name="P2">Imhotep: What? Why?</text:p>
      <text:p text:style-name="P2"/>
      <text:p text:style-name="P2">Usain: The townsfolk should be able to kill a few of the bandits. That will make it easier for the whoever comes later to wipe the horde of brigands out.</text:p>
      <text:p text:style-name="P2"/>
      <text:p text:style-name="P2">Imhotep: Really?</text:p>
      <text:p text:style-name="P2"/>
      <text:p text:style-name="P2">Usain: Yeah, what's the farmer going to do? Besides die? Nothing is gained if you send the bandits that way.</text:p>
      <text:p text:style-name="P2"/>
      <text:p text:style-name="P2">Imhotep: You gain the lives of everyone in the town, Usain.</text:p>
      <text:p text:style-name="P2"/>
      <text:p text:style-name="P2">Usain: There is no honor in a quiet death.</text:p>
      <text:p text:style-name="P2"/>
      <text:p text:style-name="P2">Imhotep: Seriously? Usain, peoples' lives matter. Stopping the bandits isn't the singular goal. You have to consider the repercussions of your actions. I swear, you Dahn are too cold a people to come from a desert.</text:p>
      <text:p text:style-name="P2"><text:soft-page-break/></text:p>
      <text:p text:style-name="P2">Usain: Hey, your half-Dahn. Even your name is Dahn.</text:p>
      <text:p text:style-name="P2"/>
      <text:p text:style-name="P2">Imhotep: True, but I was raised Wessan, and our ways are better. The Dahn prioritize the wrong things, and it almost always results in more death than there should be. I don't like them, theirs ways, or their their customs..</text:p>
      <text:p text:style-name="P2"/>
      <text:p text:style-name="P2">Usain: But we get a along.</text:p>
      <text:p text:style-name="P2"/>
      <text:p text:style-name="P2">Imhotep: You don't act like a Dahn, not usually at least. Even after you say something as asinine as this, there's still compassion in your actions. Remember last week when the emir's son was getting smacked around during his dueling practice? </text:p>
      <text:p text:style-name="P2"/>
      <text:p text:style-name="P2">Usain: Yeah...</text:p>
      <text:p text:style-name="P2"/>
      <text:p text:style-name="P2">Imhotep: Remember how you found him crying afterwards, snot running down his face, eyes all red and puffy? What did you do?</text:p>
      <text:p text:style-name="P2"/>
      <text:p text:style-name="P2">Usain: I played with him, I told him one of the sweet pastries had an important message in it, and that we needed to find it before someone else did. And the only way to find it was to eat them first.</text:p>
      <text:p text:style-name="P2"/>
      <text:p text:style-name="P2">Imhotep: See? That's what I expect out of you. When someone's having a bad day you do these little acts of kindness to help them feel better. But when anybody asks you a question, you just reply with what you think the Dahn are supposed to say.</text:p>
      <text:p text:style-name="P2"/>
      <text:p text:style-name="P2">Usain:...</text:p>
      <text:p text:style-name="P2"/>
      <text:p text:style-name="P2">Imhotep: Why not just go with your heart? </text:p>
      <text:p text:style-name="P2"/>
      <text:p text:style-name="P2">Usain: ...I don't know. It's a terrible choice either way. Both cases make you responsible for someone else's death. Everything I say just feels wrong. Condemn the farmer, why? Because it's more convenient for my conscience? That seems so selfish. I don't think I would sleep well after that. At least the town has a fighting chance, maybe.</text:p>
      <text:p text:style-name="P2"/>
      <text:p text:style-name="P2">Imhotep: It's okay Usain. It's a really tricky riddle. I believe you will make the right decision.</text:p>
      <text:p text:style-name="P2"/>
      <text:p text:style-name="P2">//Enter Tehara</text:p>
      <text:p text:style-name="P2"/>
      <text:p text:style-name="P3">******************************************************</text:p>
      <text:p text:style-name="P3">Case 1.2 – Second Path</text:p>
      <text:p text:style-name="P3">Agree with Imhotep</text:p>
      <text:p text:style-name="P3"/>
      <text:p text:style-name="P2">Usain: I agree, send the bandits to the farmers house. Only one person dies in that scenario.</text:p>
      <text:p text:style-name="P2"/>
      <text:p text:style-name="P2">Imhotep: …</text:p>
      <text:p text:style-name="P2"/>
      <text:p text:style-name="P2"><text:soft-page-break/>Usain: What?</text:p>
      <text:p text:style-name="P2"/>
      <text:p text:style-name="P2">Imhotep: I still feel bad about it.</text:p>
      <text:p text:style-name="P2"/>
      <text:p text:style-name="P2">Usain: Why? We sacrifice the farmer for the town, and avert the larger crisis. </text:p>
      <text:p text:style-name="P2"/>
      <text:p text:style-name="P2">Imhotep: We're still condemning a man to death though.</text:p>
      <text:p text:style-name="P2"/>
      <text:p text:style-name="P2">Usain: People die, if society is better off for it, it's a good thing.</text:p>
      <text:p text:style-name="P2"/>
      <text:p text:style-name="P2">Imhotep: Do you really believe that? I know the Dahn are about what's good for the group as a whole, but personally, wouldn't it bother you? </text:p>
      <text:p text:style-name="P2"/>
      <text:p text:style-name="P2">Usain: “What's good for the people is good for the person.”</text:p>
      <text:p text:style-name="P2"/>
      <text:p text:style-name="P2">Imhotep: You're just quoting Dahninc proverbs.</text:p>
      <text:p text:style-name="P2"/>
      <text:p text:style-name="P2">Usain: That's what I would be telling myself as I direct the bandits to the farm.</text:p>
      <text:p text:style-name="P2"/>
      <text:p text:style-name="P2">Imhotep: Really?</text:p>
      <text:p text:style-name="P2"/>
      <text:p text:style-name="P2">Usain: Yes. I mean, I would feel bad that someone is dying. It's my choice after all, but what am I supposed to do? You said you would make this choice too.</text:p>
      <text:p text:style-name="P2"/>
      <text:p text:style-name="P2">Imhotep: I know, I know. I just don't like it either way. I abhor like the idea of arbitrarily condemning a man I don't know to death. Every reason I tell myself makes the decision sound so unbearably cold. Hearing you say it out loud just made it worse. The Dahn make the value of life sound so trivial.</text:p>
      <text:p text:style-name="P2"/>
      <text:p text:style-name="P2">Usain: You're half Dahn, Imhotep. How can you spurn your own heritage?</text:p>
      <text:p text:style-name="P2"/>
      <text:p text:style-name="P2">Imhotep: By blood maybe, but I was raised Wessan. All life matters to Wessans.</text:p>
      <text:p text:style-name="P2"/>
      <text:p text:style-name="P2">Usain: Life matters to the Dahn too.</text:p>
      <text:p text:style-name="P2"/>
      <text:p text:style-name="P2">Imhotep: Most life matters, not all life. There's a difference.</text:p>
      <text:p text:style-name="P2"/>
      <text:p text:style-name="P2">Usain: I know that, but...</text:p>
      <text:p text:style-name="P2"/>
      <text:p text:style-name="P2">Imhotep: But what?</text:p>
      <text:p text:style-name="P2"/>
      <text:p text:style-name="P2">Usain: If you look at it like that, that all lives matter, you're going to agonize over every decision. We're getting ready for war here. How are we supposed to do go out and do battle if we worry about every life we take?</text:p>
      <text:p text:style-name="P2"/>
      <text:p text:style-name="P2">Imhotep: I...I cannot say that I know. This one is tricky.</text:p>
      <text:p text:style-name="P2"/>
      <text:p text:style-name="P2"><text:soft-page-break/>//Enter Tahara</text:p>
      <text:p text:style-name="P2"/>
      <text:p text:style-name="P3">******************************************************</text:p>
      <text:p text:style-name="P3">Case 2.0</text:p>
      <text:p text:style-name="P3"/>
      <text:p text:style-name="P2">Tehara: Hey guys! What's going on? You look like you just sucked the venom out of a snake through its teeth.</text:p>
      <text:p text:style-name="P2"/>
      <text:p text:style-name="P2">Usain: Oh, hi Hari. Have the archers stopped drilling? I thought you would be out there with them a while longer.</text:p>
      <text:p text:style-name="P2"/>
      <text:p text:style-name="P2">Tehara: Most of them are still at it, I just left. I prefer the blade. Kills feel more personal, y'know?</text:p>
      <text:p text:style-name="P2"/>
      <text:p text:style-name="P2">Imhotep: I always feel safer with you around, Tehara.</text:p>
      <text:p text:style-name="P2"/>
      <text:p text:style-name="P2">Tehara: You should, I've seen you train.</text:p>
      <text:p text:style-name="P2"/>
      <text:p text:style-name="P2">Imhotep: I swear, if Aarit wasn't vouching for you, I would kick you out of the camp so fast you would think you were flying.</text:p>
      <text:p text:style-name="P2"/>
      <text:p text:style-name="P2">Tehara: Try me, fancy-pants.</text:p>
      <text:p text:style-name="P2"/>
      <text:p text:style-name="P2">Usain: Guys! Guys! What's Aarit gonna say if he hears we're fighting? Again? </text:p>
      <text:p text:style-name="P2"/>
      <text:p text:style-name="P2">Imhotep: I'm not the one he's training to become Ogma.</text:p>
      <text:p text:style-name="P2"/>
      <text:p text:style-name="P2">Usain: Maybe not, but he still let's you attend my practice sessions. Do you really want to lose those?</text:p>
      <text:p text:style-name="P2"/>
      <text:p text:style-name="P2">Imhotep: No, I guess not.</text:p>
      <text:p text:style-name="P2"/>
      <text:p text:style-name="P2">Tehara: Ha!</text:p>
      <text:p text:style-name="P2"/>
      <text:p text:style-name="P2">Usain: Hari, the only reason anyone puts up with your antics is because Aarit freed you. Gods know why he's willing to put up with a fire elf, but he does when no one else will. So maybe try not to pick fights with his students, AND your only friends.</text:p>
      <text:p text:style-name="P2"/>
      <text:p text:style-name="P2">Tehara: Pfft, fine, fine. Just admit I'm better than you and we can drop it.</text:p>
      <text:p text:style-name="P2"/>
      <text:p text:style-name="P2">Usain: Tehara...</text:p>
      <text:p text:style-name="P2"/>
      <text:p text:style-name="P2">Tehara: Okay, okay. Geez, learn to take a joke. Anyways, what's going on?</text:p>
      <text:p text:style-name="P2"/>
      <text:p text:style-name="P2">Imhotep: Aarit just gave Usain another brain teaser.</text:p>
      <text:p text:style-name="P2"/>
      <text:p text:style-name="P2">Tehara: Oh. Bye.</text:p>
      <text:p text:style-name="P2"><text:soft-page-break/></text:p>
      <text:p text:style-name="P2">Usain: Wait! Hari! C'mon!</text:p>
      <text:p text:style-name="P2"/>
      <text:p text:style-name="P2">Tehara: No! The last time we tried to figure out one of these it took all day! And we were still wrong!</text:p>
      <text:p text:style-name="P2"/>
      <text:p text:style-name="P2">Imhotep: Maybe if you had applied yourself instead of chasing dandelions we would have got it.</text:p>
      <text:p text:style-name="P2"/>
      <text:p text:style-name="P2">Usain: Knock it off, Imhotep. We aren't getting close to an answer.</text:p>
      <text:p text:style-name="P2"/>
      <text:p text:style-name="P2">Tehara: Sun and sands...</text:p>
      <text:p text:style-name="P2"/>
      <text:p text:style-name="P2">Usain: Maybe she can help. Hari, please?</text:p>
      <text:p text:style-name="P2"/>
      <text:p text:style-name="P2">Tehara: Fine, what is it?</text:p>
      <text:p text:style-name="P2"/>
      <text:p text:style-name="P2">Usain: So,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2"/>
      <text:p text:style-name="P2">Tehara: …</text:p>
      <text:p text:style-name="P2"/>
      <text:p text:style-name="P2">Usain: Well?</text:p>
      <text:p text:style-name="P2"/>
      <text:p text:style-name="P2">Tehara: That's not a riddle. It doesn't even rhyme.</text:p>
      <text:p text:style-name="P2"/>
      <text:p text:style-name="P2">Imhotep: I said the very same, haha!</text:p>
      <text:p text:style-name="P2"/>
      <text:p text:style-name="P2">Usain: Wha..? But...Oh whatever. What's your choice?</text:p>
      <text:p text:style-name="P2"/>
      <text:p text:style-name="P2">Tehara: Who's at the farm?</text:p>
      <text:p text:style-name="P2"/>
      <text:p text:style-name="P2">Usain: Um, we don't know.</text:p>
      <text:p text:style-name="P2"/>
      <text:p text:style-name="P2">Tehara: Who's in the town?</text:p>
      <text:p text:style-name="P2"/>
      <text:p text:style-name="P2">Usain: we don't know that either.</text:p>
      <text:p text:style-name="P2"/>
      <text:p text:style-name="P2">Tehara: Then why do I care?</text:p>
      <text:p text:style-name="P2"/>
      <text:p text:style-name="P2">Imhotep: Because you don't want anyone to suffer and die needlessly?</text:p>
      <text:p text:style-name="P2"/>
      <text:p text:style-name="P2">Tehara: Why? I'm more concerned about how I got robbed.</text:p>
      <text:p text:style-name="P2"/>
      <text:p text:style-name="P2"><text:soft-page-break/>Usain: Tehara, you have to choose one.</text:p>
      <text:p text:style-name="P2"/>
      <text:p text:style-name="P2">Tehara: Pfft, no I don't.</text:p>
      <text:p text:style-name="P2"/>
      <text:p text:style-name="P2">Imhotep: What they kill you if you don't pick?</text:p>
      <text:p text:style-name="P2"/>
      <text:p text:style-name="P2">Tehara: Then I just pick a random direction. Either or. Doesn't matter...What?</text:p>
      <text:p text:style-name="P2"/>
      <text:p text:style-name="P2">Usain: You don't care? At all?</text:p>
      <text:p text:style-name="P2"/>
      <text:p text:style-name="P2">Tehara: Nope.</text:p>
      <text:p text:style-name="P2"/>
      <text:p text:style-name="P2">Usain: But why?</text:p>
      <text:p text:style-name="P2"/>
      <text:p text:style-name="P2">Tehara: Why should I? If I don't know who's getting killed why should it matter?</text:p>
      <text:p text:style-name="P2"/>
      <text:p text:style-name="P2">Imhotep: You're the one getting them killed!</text:p>
      <text:p text:style-name="P2"/>
      <text:p text:style-name="P2">Tehara: No I'm not. The bandits are the ones killing. I just point them in a direction. To save my own life, I might add.</text:p>
      <text:p text:style-name="P2"/>
      <text:p text:style-name="P2">Imhotep: That's horrible Hari.</text:p>
      <text:p text:style-name="P2"/>
      <text:p text:style-name="P2">Tehara: People die every day. I don't see you crying over them.</text:p>
      <text:p text:style-name="P2"/>
      <text:p text:style-name="P2">Imhotep: That's different. I'm not involved if some tribesman from the plains dies from getting kicked in the head by his own horse.</text:p>
      <text:p text:style-name="P2"/>
      <text:p text:style-name="P2">Tehara: And I'm not involved with whoever the bandits kill. </text:p>
      <text:p text:style-name="P2"/>
      <text:p text:style-name="P2">Imhotep: That's not the same thing at all.</text:p>
      <text:p text:style-name="P2"/>
      <text:p text:style-name="P2">Tehara: Isn't it? </text:p>
      <text:p text:style-name="P2"/>
      <text:p text:style-name="P2">Imhotep: No!</text:p>
      <text:p text:style-name="P2"/>
      <text:p text:style-name="P2">Usain: What would make you care?</text:p>
      <text:p text:style-name="P2"/>
      <text:p text:style-name="P2">Tehara: Well, like I said I would have to know who is in the town and who is at the farm. If the town is full of Wessans, and a fire elf lives at the farm, I'll send the bandits to the town. Saving the life of another fire elf matters more to me than a village full of strangers.</text:p>
      <text:p text:style-name="P2"/>
      <text:p text:style-name="P2">Imhotep: No way is the life of one fire elf worth more than the lives of whole town!</text:p>
      <text:p text:style-name="P2"/>
      <text:p text:style-name="P2">Tehara: To me it is. There aren't a whole lot of elves around anymore, much less fire elves. And no one likes us anyways. We need to look out for our own.</text:p>
      <text:p text:style-name="P2"/>
      <text:p text:style-name="P2"><text:soft-page-break/>Usain: What if it was a town of Wessans and a Dahn farmer?</text:p>
      <text:p text:style-name="P2"/>
      <text:p text:style-name="P2">Tehara: Trickier, but I think I would still send them to the town.</text:p>
      <text:p text:style-name="P2"/>
      <text:p text:style-name="P2">Imhotep: You got something against Wessans all of a sudden? </text:p>
      <text:p text:style-name="P2"/>
      <text:p text:style-name="P2">Tehara: Imhotep, Fire elves are half Dahn. Sure, most Dahn hate our guts because we're, you know, elves, but still their sorta like family.</text:p>
      <text:p text:style-name="P2"/>
      <text:p text:style-name="P2">Imhotep: And that's enough reason to send women and children to their deaths?</text:p>
      <text:p text:style-name="P2"/>
      <text:p text:style-name="P2">Tehara: So long as I don't know them personally, yeah. </text:p>
      <text:p text:style-name="P2"/>
      <text:p text:style-name="P3">******************************************************</text:p>
      <text:p text:style-name="P3">Case 2.1 – First Path</text:p>
      <text:p text:style-name="P3">Agree with Imhotep</text:p>
      <text:p text:style-name="P3">Agree with Tehara</text:p>
      <text:p text:style-name="P2"/>
      <text:p text:style-name="P2">Usain: I'm kinda on her side here.</text:p>
      <text:p text:style-name="P2"/>
      <text:p text:style-name="P2">Imhotep: What!?</text:p>
      <text:p text:style-name="P2"/>
      <text:p text:style-name="P2">Usain: If both the town and the farmer are strangers you can play the numbers game. Send the bandits to the farm because it saves more lives. If you know who lives where, the answer changes.</text:p>
      <text:p text:style-name="P2"/>
      <text:p text:style-name="P2">Imhotep: You just agreed with me!</text:p>
      <text:p text:style-name="P2"/>
      <text:p text:style-name="P2">Usain: What if Aarit was at the farm? </text:p>
      <text:p text:style-name="P2"/>
      <text:p text:style-name="P2">Imhotep: Well, I...um...</text:p>
      <text:p text:style-name="P2"/>
      <text:p text:style-name="P2">Usain: See? Aarit is half reason we might have a chance in this war against Rae. Is the town worth putting everything everyone here has worked on for the past year at risk? Would the freedom of everyone in Toma, your city, be worth less than the lives of a some women and children?</text:p>
      <text:p text:style-name="P2"/>
      <text:p text:style-name="P2">Imhotep: Some? You make them sound so cheap! Their lives matter.</text:p>
      <text:p text:style-name="P2"/>
      <text:p text:style-name="P2">Usain: More than everyone in Toma and the elven cities?</text:p>
      <text:p text:style-name="P2"/>
      <text:p text:style-name="P2">Imhotep: You can't just compare the two like that!</text:p>
      <text:p text:style-name="P2"/>
      <text:p text:style-name="P2">Tehara: Admit it. He got you.</text:p>
      <text:p text:style-name="P2"/>
      <text:p text:style-name="P2">Imhotep: No! No, he hasn't. This is Aarit we are talking about. He could probably fight off a whole bandit gang by himself.</text:p>
      <text:p text:style-name="P2"><text:soft-page-break/></text:p>
      <text:p text:style-name="P2">Tehara: Wow. You trying to grab at the moon with how far you're reaching? Aarit's good, but one old man against enough brigands to wipe out a town? No way.</text:p>
      <text:p text:style-name="P2"/>
      <text:p text:style-name="P2">Imhotep: Usain, that was your first mission with him though, was it not? You raided some bandits that had been threatening villages? That was how you came to be here, with us.</text:p>
      <text:p text:style-name="P2"/>
      <text:p text:style-name="P2">Usain: If by “raid” you mean “sneaked into bandit camp and stole their plans only for me to get caught, forcing Aarit and I to run and hide for the next week”, then yeah, we raided those bandits. We raided them real good.</text:p>
      <text:p text:style-name="P2"/>
      <text:p text:style-name="P2">Tehara: Really? I had heard it told much more...dramatically than that.</text:p>
      <text:p text:style-name="P2"/>
      <text:p text:style-name="P2">Usain: The story has grown some since last I lived it. The point being, when faced with twenty armed thugs Aarit himself ran, even with me there with him.</text:p>
      <text:p text:style-name="P2"/>
      <text:p text:style-name="P2">Tehara: Heh, I would've run too.</text:p>
      <text:p text:style-name="P2"/>
      <text:p text:style-name="P2">Usain: Hey!</text:p>
      <text:p text:style-name="P2"/>
      <text:p text:style-name="P2">Imhotep: Fine! So Aarit can't fight off all the bandits. I still don't think you should send the bandits to the town!</text:p>
      <text:p text:style-name="P2"/>
      <text:p text:style-name="P2">Tehara: Ooo! Ooo! My turn to be the annoying one and ask why!</text:p>
      <text:p text:style-name="P2"/>
      <text:p text:style-name="P2">Imhotep: Because we shouldn't show favoritism to people we know over people we don't, because life is precious and we have to protect as much of it as we can and because sacrificing children for ANY cause is abhorrent!</text:p>
      <text:p text:style-name="P2"/>
      <text:p text:style-name="P2">Usain: But didn't you say that we should sacrifice the few to save the many?</text:p>
      <text:p text:style-name="P2"/>
      <text:p text:style-name="P2">Imhotep: Like you have any room to stand. You changed your mind the second this fiery wastrel gave you a reason to. At least I'm being consistent!</text:p>
      <text:p text:style-name="P2"/>
      <text:p text:style-name="P2">Tehara: Heh, consistently stupid, amIright?</text:p>
      <text:p text:style-name="P2"/>
      <text:p text:style-name="P2">Usain: Hari, you are why no one likes fire elves.</text:p>
      <text:p text:style-name="P2"/>
      <text:p text:style-name="P2">//enter Vadim</text:p>
      <text:p text:style-name="P2"/>
      <text:p text:style-name="P3">******************************************************</text:p>
      <text:p text:style-name="P3">Case 2.1 – Second Path</text:p>
      <text:p text:style-name="P3">Disagree with Imhotep</text:p>
      <text:p text:style-name="P3">Agree with Tehara</text:p>
      <text:p text:style-name="P3"/>
      <text:p text:style-name="P2">Usain: I'm kinda on her side here.</text:p>
      <text:p text:style-name="P2"/>
      <text:p text:style-name="P2"><text:soft-page-break/>Imhotep: Not you too. Usain, I expected better.</text:p>
      <text:p text:style-name="P2"/>
      <text:p text:style-name="P2">Usain: Hey, if both the town and the farmer are strangers you can play the numbers game. Send the bandits to the farm or town because you think it will save more lives, right?. If you know who lives where the answer changes.</text:p>
      <text:p text:style-name="P2"/>
      <text:p text:style-name="P2">Imhotep: How? Please tell me.</text:p>
      <text:p text:style-name="P2"/>
      <text:p text:style-name="P2">Usain: What if Aarit was at the farm? </text:p>
      <text:p text:style-name="P2"/>
      <text:p text:style-name="P2">Imhotep:...</text:p>
      <text:p text:style-name="P2"/>
      <text:p text:style-name="P2">Usain: Aarit is the one who brought Rae's treachery to light. His reputation as a famed general, as Ogma, is half reason anyone is willing to help us in a war against Rae. Rae will kill more people if left unchecked than the bandits ever could. Would the lives of everyone in Toma, your city, be worth less than the lives of a some women and children in a backwater village?</text:p>
      <text:p text:style-name="P2"/>
      <text:p text:style-name="P2">Imhotep: Some? You make it sound like there's hardly anyone there!</text:p>
      <text:p text:style-name="P2"/>
      <text:p text:style-name="P2">Usain: Compared to Toma, there aren't a lot of people there.</text:p>
      <text:p text:style-name="P2"/>
      <text:p text:style-name="P2">Imhotep: Well yeah, but...</text:p>
      <text:p text:style-name="P2"/>
      <text:p text:style-name="P2">Tehara: Just admit it. He got you!</text:p>
      <text:p text:style-name="P2"/>
      <text:p text:style-name="P2">Imhotep: No, no he hasn't. We're saying Aarit is at the farm, right? He could probably fight off a whole bandit gang by himself.</text:p>
      <text:p text:style-name="P2"/>
      <text:p text:style-name="P2">Tehara: Wow. You trying to grab the moon with how far you're reaching? He's good, but one old man against enough brigands to wipe out a town? No way.</text:p>
      <text:p text:style-name="P2"/>
      <text:p text:style-name="P2">Imhotep: Usain, wasn't that your first mission with him? You raided some bandits that had been threatening villages?</text:p>
      <text:p text:style-name="P2"/>
      <text:p text:style-name="P2">Usain: If by “raid” you mean “sneaked into their cave and stole a map, only for me to screw up and get caught, forcing Aarit and I to run and hide for the next two weeks”, then yeah, we raided those bandits. We raided them real good.</text:p>
      <text:p text:style-name="P2"/>
      <text:p text:style-name="P2">Tehara: Really? I had heard it told much more...dramatically than that.</text:p>
      <text:p text:style-name="P2"/>
      <text:p text:style-name="P2">Usain: Don't trust what the servants and soldiers tell you. The point being, when faced with twenty armed thugs Aarit himself ran, even with me there with him.</text:p>
      <text:p text:style-name="P2"/>
      <text:p text:style-name="P2">Tehara: Heh, I would've run too.</text:p>
      <text:p text:style-name="P2"/>
      <text:p text:style-name="P2">Usain: Hey!</text:p>
      <text:p text:style-name="P2"><text:soft-page-break/></text:p>
      <text:p text:style-name="P2">Imhotep: Fine! So Aarit can't fight off all the bandits. I still don't think you should send the bandits to the town!</text:p>
      <text:p text:style-name="P2"/>
      <text:p text:style-name="P2">Usain: That goes against your what you said earlier. More lives are saved by sparing Aarit at the farm.</text:p>
      <text:p text:style-name="P2"/>
      <text:p text:style-name="P2">Imhotep: I know it does. It's just that...can't you see that...</text:p>
      <text:p text:style-name="P2"/>
      <text:p text:style-name="P2">Usain: That what, Imhotep?</text:p>
      <text:p text:style-name="P2"/>
      <text:p text:style-name="P2">Imhotep: That you shouldn't sacrifice the defenseless for the greater good! By the Spirits of the Earth! What is it with you Dahn and your disregard for the lives of the weak?</text:p>
      <text:p text:style-name="P2"/>
      <text:p text:style-name="P2">Usain: If they can't survive on their own they will only weaken the group. The strongest, like Aarit, must survive to better us all. </text:p>
      <text:p text:style-name="P2"/>
      <text:p text:style-name="P2">Imhotep: That's disgusting Usain, and you know it.</text:p>
      <text:p text:style-name="P2"/>
      <text:p text:style-name="P2">Tehara: Hey Usain! Imhotep is too weak make the right choice. You know what that means, right?</text:p>
      <text:p text:style-name="P2"/>
      <text:p text:style-name="P2">Usain: Hari, you are why no one likes fire elves.</text:p>
      <text:p text:style-name="P2"/>
      <text:p text:style-name="P2">//enter Vadim</text:p>
      <text:p text:style-name="P2"/>
      <text:p text:style-name="P3">******************************************************</text:p>
      <text:p text:style-name="P3">Case 2.3 – Third Path</text:p>
      <text:p text:style-name="P3">Agreed with Imhotep</text:p>
      <text:p text:style-name="P3">Disagree with Tehara</text:p>
      <text:p text:style-name="P3"/>
      <text:p text:style-name="P2">Usain: Tehara, no.</text:p>
      <text:p text:style-name="P2"/>
      <text:p text:style-name="P2">Tehara: Are you telling me you would send them to kill your own?</text:p>
      <text:p text:style-name="P2"/>
      <text:p text:style-name="P2">Usain: I don't think is matters who is where. Besides, we shouldn't be playing favorites.</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is selfish and short-sighted, Hari.</text:p>
      <text:p text:style-name="P2"/>
      <text:p text:style-name="P2">Tehara: Selfish? SELFISH! What's selfish about choosing the person that matters to you? A <text:soft-page-break/>person that you might actually like and want to spare? I save who matters to me, not who matters to anyone else.</text:p>
      <text:p text:style-name="P2"/>
      <text:p text:style-name="P2">Usain: What if it was someone you loved or someone you needed?</text:p>
      <text:p text:style-name="P2"/>
      <text:p text:style-name="P2">Tehara: I'm not following.</text:p>
      <text:p text:style-name="P2"/>
      <text:p text:style-name="P2">Usain: Okay, you don't like the emir, Miranus, right?</text:p>
      <text:p text:style-name="P2"/>
      <text:p text:style-name="P2">Tehara: Of course not. He's a weaselly Wessan who talks better than he fights. Sure he's rich and rules over a few small towns, but he's gross. I feel like I need a bath after being in the same room as him.</text:p>
      <text:p text:style-name="P2"/>
      <text:p text:style-name="P2">Usain: But he is financing us.</text:p>
      <text:p text:style-name="P2"/>
      <text:p text:style-name="P2">Tehara: So what?</text:p>
      <text:p text:style-name="P2"/>
      <text:p text:style-name="P2">Imhotep: We can't fight Rae without his money or his troops, and we can't convince the rest of the nobility to help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so too will be soldiers.</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xt:soft-page-break/>Tehara: But that's so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
      <text:p text:style-name="P2">Imhotep: How can you say that?</text:p>
      <text:p text:style-name="P2"/>
      <text:p text:style-name="P2">Tehara: First of all, I say it to spite you two vipers. Second of all, I hate Miranus. Third of all, Toma is your city, not mine. Fourth, and most importantly, HE'S MY DAMN FATHER!</text:p>
      <text:p text:style-name="P2"/>
      <text:p text:style-name="P2">Usain: So you don't care for Toma, fine, I'm not too tied to it either. Rae wants to control all of southern Wessa. That means annihilating the elven cities that contest it. Sooner or later, they'll try to wipe out the fire elves too.</text:p>
      <text:p text:style-name="P2"/>
      <text:p text:style-name="P2">Tehara: Let them try!</text:p>
      <text:p text:style-name="P2"/>
      <text:p text:style-name="P2">Usain: They will, and you can stop them by saving Miranus. So who is more important: your father or your people?</text:p>
      <text:p text:style-name="P2"/>
      <text:p text:style-name="P2">Tehara:...</text:p>
      <text:p text:style-name="P2"/>
      <text:p text:style-name="P2">Imhotep: Well?</text:p>
      <text:p text:style-name="P2"/>
      <text:p text:style-name="P2">Tehara: My...my father.</text:p>
      <text:p text:style-name="P2"/>
      <text:p text:style-name="P2">Imhotep: Still?</text:p>
      <text:p text:style-name="P2"/>
      <text:p text:style-name="P2">Tehara: Yes.</text:p>
      <text:p text:style-name="P2"/>
      <text:p text:style-name="P2">Usain: Can I ask why?</text:p>
      <text:p text:style-name="P2"/>
      <text:p text:style-name="P2">Tehara: What's the greatest honor for a half-Dahn?</text:p>
      <text:p text:style-name="P2"/>
      <text:p text:style-name="P2">Usain: To return to Al-Ilbis, to walk the Continent once again after our ancestor's dishonor of mixing with the lesser races has been cleansed.. </text:p>
      <text:p text:style-name="P2"/>
      <text:p text:style-name="P2">Tehara: Fire elves are half Dahn, half elf. To the proper Dahn of Al-Ilbis, elves are worse than mongrels because we're not human. No fire elf, even as a half breed, will ever walk the Continent again. Not even our children, or our children's children will be acceptable. That's why fire elves cut the points off their ears, so we can rid ourselves of what marks us as elves instead of Dahn.</text:p>
      <text:p text:style-name="P2"/>
      <text:p text:style-name="P2">Usain: You still have your points, though.</text:p>
      <text:p text:style-name="P2"/>
      <text:p text:style-name="P2">Tehara: Because my dad told me to keep them. Elf and human, both were important to make <text:soft-page-break/>me, me. He told me not to reject one for the other. My mom wanted me to be Dahn, she drilled me in the culture every day. In spite of her elf blood, she was more Dahn than most real Dahn I've ever met and she pushed me to be the same. But dad, a pure blooded Dahn, he liked me for me. He told me that elf ears were pretty, and asked that I keep them. </text:p>
      <text:p text:style-name="P2"/>
      <text:p text:style-name="P2">Usain: Hari...</text:p>
      <text:p text:style-name="P2"/>
      <text:p text:style-name="P2">Tehara: I like my dad. I don't like half of my own people, but I love him. Call it selfish if you have to, but if it comes down to it, I choose who I love over some stupid duty to others.</text:p>
      <text:p text:style-name="P2"/>
      <text:p text:style-name="P2">Usain: I think I understand that. Thanks, Hari.</text:p>
      <text:p text:style-name="P2"/>
      <text:p text:style-name="P2">//enter Vadim</text:p>
      <text:p text:style-name="P2"/>
      <text:p text:style-name="P3">******************************************************</text:p>
      <text:p text:style-name="P3">Case 2.2 – First Path</text:p>
      <text:p text:style-name="P3">Disagree with Imhotep</text:p>
      <text:p text:style-name="P3">Disagree with Tehara</text:p>
      <text:p text:style-name="P3"/>
      <text:p text:style-name="P2">Usain: Tehara, no.</text:p>
      <text:p text:style-name="P2"/>
      <text:p text:style-name="P2">Tehara: Are you telling me you would send them to kill your own?</text:p>
      <text:p text:style-name="P2"/>
      <text:p text:style-name="P2">Usain: I don't think it matters who is where.</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just seems kind of selfish, Hari.</text:p>
      <text:p text:style-name="P2"/>
      <text:p text:style-name="P2">Tehara: Selfish? SELFISH! What's selfish about choosing the person that matters to you? A person that you actually like and want to spare? I'll save who matters to me, not who matters to anyone else.</text:p>
      <text:p text:style-name="P2"/>
      <text:p text:style-name="P2">Usain: What if you had to choose between someone you loved or someone you hated, but needed?</text:p>
      <text:p text:style-name="P2"/>
      <text:p text:style-name="P2">Tehara: I'm not following.</text:p>
      <text:p text:style-name="P2"/>
      <text:p text:style-name="P2">Usain: Okay, you don't like the emir, Miranus, right?</text:p>
      <text:p text:style-name="P2"/>
      <text:p text:style-name="P2">Tehara: Of course not. He's a weaselly Wessan who talks better than he fights. Sure he's rich and rules over a few towns, but he's a gross. I feel like I need a bath after being in the same <text:soft-page-break/>room as him.</text:p>
      <text:p text:style-name="P2"/>
      <text:p text:style-name="P2">Usain: But he is financing us.</text:p>
      <text:p text:style-name="P2"/>
      <text:p text:style-name="P2">Tehara: So what?</text:p>
      <text:p text:style-name="P2"/>
      <text:p text:style-name="P2">Udsin: We can't fight Rae without his money or his troops, and we can't convince the rest of the nobility to help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he'll have soldiers guarding it.</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s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
      <text:p text:style-name="P2">Imhotep: How can you say that? With everything we just added, you would still kill everyone to save your father? Do the lives of everyone else matter nothing to you? What is it with you and Usain making all the worst calls.</text:p>
      <text:p text:style-name="P2"><text:soft-page-break/></text:p>
      <text:p text:style-name="P2">Tehara: That just means the two of us are smarter than you!</text:p>
      <text:p text:style-name="P2"/>
      <text:p text:style-name="P2">Imhotep: What is your problem with me, Tehara? Ever since day one you've been nothing but a thorn in my side! Every time we speak there is always some new insult, some new way to put me down like you are so much better than me.</text:p>
      <text:p text:style-name="P2"/>
      <text:p text:style-name="P2">Usain: ...guys...</text:p>
      <text:p text:style-name="P2"/>
      <text:p text:style-name="P2">Tehara: Because you're a whiny baby who had everything handed to him! Someone bought you your weapons, you didn't make them. You got those fancy robes to wear around, but what did you do to earn them? Nothing! You haven't even seen a real battle, yet you have the gall to stand here and lecture me about how I should behave?</text:p>
      <text:p text:style-name="P2"/>
      <text:p text:style-name="P2">Imhotep: Because you couldn't behave well if it was the only thing that stood between you and returning to your stupid Continent!</text:p>
      <text:p text:style-name="P2"/>
      <text:p text:style-name="P2">Tehara: Take that back! Al-Ilbis is the glory of all Dahn!</text:p>
      <text:p text:style-name="P2"/>
      <text:p text:style-name="P2">Usain: Guys...</text:p>
      <text:p text:style-name="P2"/>
      <text:p text:style-name="P2">Imhotep: As if I would! You fire elves are just like the rest of the Dahn outcasts. You revere some place you've never been, full of a people that hate very existence! It's bad enough they exile their own people for having relations with anyone who isn't Dahn, but the way that they view you elves? Your lower than dogs to them, yet fire elves lap up what little attention they get like broken hounds!</text:p>
      <text:p text:style-name="P2"/>
      <text:p text:style-name="P2">Tehara: You step too far Wessan!</text:p>
      <text:p text:style-name="P2"/>
      <text:p text:style-name="P2">Imhotep: What is it with you Dahnic half-bloods and exiles? What is so attractive about a desert continent, a hate spewing people and a culture that glorifies nothing but death?</text:p>
      <text:p text:style-name="P2"/>
      <text:p text:style-name="P2">Usain: GUYS! SHUT UP, THE BOTH OF YOU! Need I play peacekeeper every time you two come close enough to breathe the same air? By Sun and Sands! I should just let the two of you kill each other to get a little peace! Hari, you goad him too much! You have to stop, before I help him throw you out, you little pismire.</text:p>
      <text:p text:style-name="P2"/>
      <text:p text:style-name="P2">Tehara: But he...</text:p>
      <text:p text:style-name="P2"/>
      <text:p text:style-name="P2">Usain: Save it for someone who cares! I try to like you in spite of your nature and this is what you give me? I couldn't find a bigger headache than you if I stabbed myself in the face! And you Imhotep, the loving, the kind, the one values all life unless...it's Dahn.</text:p>
      <text:p text:style-name="P2"/>
      <text:p text:style-name="P2">Imhotep: That's not fair!</text:p>
      <text:p text:style-name="P2"/>
      <text:p text:style-name="P2">Usain: Isn't it? This whole time you've been complaining about how the desert people are too cold, how we don't think life is sacred enough, how you bleeding Wessan are so much better! <text:soft-page-break/>Did you forget that I'm Dahn? That Toma is majority Dahn? That we are going to fight a war with the Dahn? For someone who constantly talks up the value of virtue you hold precious little of it yourself.</text:p>
      <text:p text:style-name="P2"/>
      <text:p text:style-name="P2">Imhotep: You're right. I do hold little regard for the Dahn and criticize them too harshly...especially in front of you two. I'm sorry, please forgive me and my big mouth.</text:p>
      <text:p text:style-name="P2"/>
      <text:p text:style-name="P2">Usain: All is forgiven, friend. I spoke too harshly there too.</text:p>
      <text:p text:style-name="P2"/>
      <text:p text:style-name="P2">Tehara: ...</text:p>
      <text:p text:style-name="P2"/>
      <text:p text:style-name="P2">Imhotep: Tehara, I'm very sorry insulting your people. I'm willing to pay blood price for it if you insist upon it.</text:p>
      <text:p text:style-name="P2"/>
      <text:p text:style-name="P2">Tehara: ...oh, don't go cutting yourself. You probably don't even know the right words for the ritual. And I would have to bandage you up afterwards anyways.</text:p>
      <text:p text:style-name="P2"/>
      <text:p text:style-name="P2">Imhotep: To be fair, you probably know how to do that better than I do anyways, ha ha...</text:p>
      <text:p text:style-name="P2"/>
      <text:p text:style-name="P2">Tehara: Yeah, I probably do. Ha ha ha...</text:p>
      <text:p text:style-name="P2"/>
      <text:p text:style-name="P2">//enter Vadim</text:p>
      <text:p text:style-name="P2"/>
      <text:p text:style-name="P3">******************************************************</text:p>
      <text:p text:style-name="P3">Case 3 – Third Path</text:p>
      <text:p text:style-name="P3"/>
      <text:p text:style-name="P2">Vadim: Hello my friends<text:span text:style-name="T3">...What's going on here?</text:span></text:p>
      <text:p text:style-name="P4"/>
      <text:p text:style-name="P4">Usain: We um...</text:p>
      <text:p text:style-name="P4"/>
      <text:p text:style-name="P4">Imhotep: Aarit gave Usain a riddle and we are trying to figure it out. </text:p>
      <text:p text:style-name="P4"/>
      <text:p text:style-name="P4">Vadim: That is all, Usain?</text:p>
      <text:p text:style-name="P4"/>
      <text:p text:style-name="P4">Usain: Yeah, that's it.</text:p>
      <text:p text:style-name="P4"/>
      <text:p text:style-name="P4">Vadim: I believe there is something else here, but if you do not wish to speak, I will not press. What is riddle?</text:p>
      <text:p text:style-name="P4"/>
      <text:p text:style-name="P4">Usain: A raiding party of bandits catch you at a fork in the road. They rob you, then give you a choice of which path they take next. Down one road there is a little town, but down the other road is a little farm. If you choose the first road, the town will be attacked and many people will die. Choosing the second road will surely kill everyone at the farm. Which do you pick? We haven't had any luck figuring out the answer.</text:p>
      <text:p text:style-name="P4"/>
      <text:p text:style-name="P4">Vadim: Usain, this is not riddle.</text:p>
      <text:p text:style-name="P4"/>
      <text:p text:style-name="P4"><text:soft-page-break/>Usain: Not you too.</text:p>
      <text:p text:style-name="P4"/>
      <text:p text:style-name="P4">Vadim: This is morality puzzle. </text:p>
      <text:p text:style-name="P4"/>
      <text:p text:style-name="P4">Usain: A what?</text:p>
      <text:p text:style-name="P4"/>
      <text:p text:style-name="P4">Vadim: Morality puzzle. It is something made for you to think about what is right or wrong. There is no answer.</text:p>
      <text:p text:style-name="P4"/>
      <text:p text:style-name="P4">Tehara: WHAT!?</text:p>
      <text:p text:style-name="P4"/>
      <text:p text:style-name="P4">Imhotep: Really?</text:p>
      <text:p text:style-name="P4"/>
      <text:p text:style-name="P4">Vadim: Yes, scholars make puzzles like this to teach students about thinking. I never liked them, but others find them useful.</text:p>
      <text:p text:style-name="P4"/>
      <text:p text:style-name="P4">Usain: What's wrong with them?</text:p>
      <text:p text:style-name="P4"/>
      <text:p text:style-name="P4">Vadim: What people say is not always what they do. I could say I send bandits to the farm to spare village, but when I am in real situation, I freeze and cannot make decision. You understand, yes?</text:p>
      <text:p text:style-name="P4"/>
      <text:p text:style-name="P4">Usain: Yeah, I guess that's a drawback. You never really know what you will do until you are faced with it.</text:p>
      <text:p text:style-name="P4"/>
      <text:p text:style-name="P4">Vadim: Exactly.</text:p>
      <text:p text:style-name="P4"/>
      <text:p text:style-name="P4">Tehara: Great, so then we've been arguing over nothing this whole time.</text:p>
      <text:p text:style-name="P4"/>
      <text:p text:style-name="P4">Imhotep: Esoteric knowledge isn't nothing.</text:p>
      <text:p text:style-name="P4"/>
      <text:p text:style-name="P4">Tehara: Eso-what?</text:p>
      <text:p text:style-name="P4"/>
      <text:p text:style-name="P4">Imhotep: Esoteric. It's knowledge known by a few. Maybe it's not universally applicable, but if we don't think about it, how can we prepare for it?</text:p>
      <text:p text:style-name="P4"/>
      <text:p text:style-name="P4">Vadim This is also true. My advice is do not get hung up on it. </text:p>
      <text:p text:style-name="P4"/>
      <text:p text:style-name="P4">Tehara: I still feel cheated.</text:p>
      <text:p text:style-name="P4"/>
      <text:p text:style-name="P4">Usain: Vadim, what would you do?</text:p>
      <text:p text:style-name="P4"/>
      <text:p text:style-name="P4">Vadim: I think context is important to situation. Who is in town? Who is at farm? What is my mission?</text:p>
      <text:p text:style-name="P4"/>
      <text:p text:style-name="P4">Usain: Mission?</text:p>
      <text:p text:style-name="P4"/>
      <text:p text:style-name="P4"><text:soft-page-break/>Vadim: Yes, mission always comes first. I am mercenary. Maybe I have been sent to scout out town's defenses before my army attacks, yes? I can save army's strength and time by sending bandits to town. On other hand, maybe I have to assassinate someone at farm. Then I send bandits to farm.</text:p>
      <text:p text:style-name="P4"/>
      <text:p text:style-name="P4">Tehara: Hmm, makes sense.</text:p>
      <text:p text:style-name="P4"/>
      <text:p text:style-name="P4">Imhotep: No, no, no!</text:p>
      <text:p text:style-name="P4"/>
      <text:p text:style-name="P2"><text:span text:style-name="T3">Usain: But what if there is no mission? What if you were just traveling between jobs and got </text:span><text:span text:style-name="T3">attacked?</text:span></text:p>
      <text:p text:style-name="P4"/>
      <text:p text:style-name="P4">Vadim: Then I send bandits to farm. It is simple. Without mission, only reason to send bandits to town is cruelty. I am not cruel, so I do not send them there. Not without mission.</text:p>
      <text:p text:style-name="P4"/>
      <text:p text:style-name="P4">Imhotep: Well, I agreed with the first half of that.</text:p>
      <text:p text:style-name="P4"/>
      <text:p text:style-name="P4">Vadim: You do not think mission is important?</text:p>
      <text:p text:style-name="P4"/>
      <text:p text:style-name="P4">Imhotep: I think your duty to the people and the preservation of life comes before any task you have been given. The gods may have abandoned us, but the spirits can still guide men, and they are a part of all life. So men, the Yehnni, have a duty to protect that which is living.</text:p>
      <text:p text:style-name="P4"/>
      <text:p text:style-name="P4">Vadim: Ah, this is Wessan religion?</text:p>
      <text:p text:style-name="P4"/>
      <text:p text:style-name="P4">Imhotep: Yes, we believe life is sacred and needs to be preserved. Proper elves believe much the same as the Wessan, which is why we get along for the most part. No offense Tehara.</text:p>
      <text:p text:style-name="P4"/>
      <text:p text:style-name="P4">Tehara: Fine by me. I don't want to be grouped in with those wussies.</text:p>
      <text:p text:style-name="P4"/>
      <text:p text:style-name="P4">Usain: So according to you Vadim, the best thing to do in the situation is whatever serves you best?</text:p>
      <text:p text:style-name="P4"/>
      <text:p text:style-name="P4">Vadim: No, it is whatever serves my mission best. It may hurt me or someone else, but if mission is accomplished, then all is good.</text:p>
      <text:p text:style-name="P4"/>
      <text:p text:style-name="P4">Usain: Even if someone else's life hangs in the balance?</text:p>
      <text:p text:style-name="P4"/>
      <text:p text:style-name="P4">Vadim: Again, I am mercenary. That is usually case.</text:p>
      <text:p text:style-name="P4"/>
      <text:p text:style-name="P4">Usain: What if someone you loved was at the farm and someone you needed but hated was at in the town? What would you do then?</text:p>
      <text:p text:style-name="P4"/>
      <text:p text:style-name="P4">Vadim: Like if cousin Basil was at farm and the Emir Marinus was at town?</text:p>
      <text:p text:style-name="P4"/>
      <text:p text:style-name="P4">Tehara: Heh, you hate him too?</text:p>
      <text:p text:style-name="P4"><text:soft-page-break/></text:p>
      <text:p text:style-name="P4">Vadim: He is weasel with no honor. I cannot like man that I cannot trust.</text:p>
      <text:p text:style-name="P4"/>
      <text:p text:style-name="P4">Usain: So the mission is to protect Marinus, but Basil is at the farm. What do you do?</text:p>
      <text:p text:style-name="P4"/>
      <text:p text:style-name="P4">Vadim: Sorry cousin Basil, mission must come first. I send bandits to farm.</text:p>
      <text:p text:style-name="P4"/>
      <text:p text:style-name="P4">Tehara: But he's your family!</text:p>
      <text:p text:style-name="P4"/>
      <text:p text:style-name="P4">Vadim: Yes, and I would grieve greatly for him. But I have mission to protect Marinus. Basil cannot get in way.</text:p>
      <text:p text:style-name="P4"/>
      <text:p text:style-name="P3">******************************************************</text:p>
      <text:p text:style-name="P3">Case 3.1 – First Path</text:p>
      <text:p text:style-name="P3">Disagree with Imhotep</text:p>
      <text:p text:style-name="P3">Disagree with Tehara</text:p>
      <text:p text:style-name="P5">Agree with Vadim</text:p>
      <text:p text:style-name="P5"/>
      <text:p text:style-name="P4">Imhotep: That's wrong!</text:p>
      <text:p text:style-name="P4"/>
      <text:p text:style-name="P4">Tehara: That's kinslaying!</text:p>
      <text:p text:style-name="P4"/>
      <text:p text:style-name="P4">Usain: Yeah, but it makes a cut throat kind of sense.</text:p>
      <text:p text:style-name="P4"/>
      <text:p text:style-name="P4">Imhotep: Usain!</text:p>
      <text:p text:style-name="P4"/>
      <text:p text:style-name="P4">Vadim: Do what must be done. It is not always pretty, but it is always necessary.</text:p>
      <text:p text:style-name="P4"/>
      <text:p text:style-name="P4">Tehara: Tell that to Basil.</text:p>
      <text:p text:style-name="P4"/>
      <text:p text:style-name="P4">Vadim: I have. I also tell him to do same for me.</text:p>
      <text:p text:style-name="P4"/>
      <text:p text:style-name="P4">Usain: We're soldiers of fortune. The job must be completed.</text:p>
      <text:p text:style-name="P4"/>
      <text:p text:style-name="P4">Imhotep: I have a huge problem with this.</text:p>
      <text:p text:style-name="P4"/>
      <text:p text:style-name="P4">Tehara: Besides the kinslaying?</text:p>
      <text:p text:style-name="P4"/>
      <text:p text:style-name="P4">Imhotep: I don't like the thought of that, but I can concede it may be necessary to protect the interests of the greater good. However, what if your mission is not in that interest? What if you are hired to do harm?</text:p>
      <text:p text:style-name="P4"/>
      <text:p text:style-name="P4">Vadim: Explain please.</text:p>
      <text:p text:style-name="P4"/>
      <text:p text:style-name="P4">Imhotep: What if you were hired by the tyrant of Rae to kill Emir Marinus? You know as well as we do that Rae seeks the extermination of all the elves. Would you continue the mission, in spite of that, knowing full well the misery you are going to spread and the extent of the <text:soft-page-break/>lives that will be lost?</text:p>
      <text:p text:style-name="P4"/>
      <text:p text:style-name="P4">Vadim: Yes, I would. </text:p>
      <text:p text:style-name="P4"/>
      <text:p text:style-name="P4">Imhotep: So you don't care who gets hurt?</text:p>
      <text:p text:style-name="P4"/>
      <text:p text:style-name="P4">Vadim: I have fought in two wars already, Imhotep. This life you wish to preserve and misery you want to prevent, it will happen no matter who wins. Tell me, what happens to Rae if you win?</text:p>
      <text:p text:style-name="P4"/>
      <text:p text:style-name="P4">Imhotep: Well we... we will treat them fairly but sternly. We will limit their army size, levy some war indemnities, perhaps occupy the Rae itself for a time to ensure demands are met. All the while we will act with honor and discipline.</text:p>
      <text:p text:style-name="P4"/>
      <text:p text:style-name="P4">Usain: That's assuming we can pressure the shah to side with us in the first place. No shah, no Toma, and the elves stand alone.</text:p>
      <text:p text:style-name="P4"/>
      <text:p text:style-name="P4">Imhotep: I have faith he will.</text:p>
      <text:p text:style-name="P4"/>
      <text:p text:style-name="P4">Vadim: Imhotep, until you experience war there is little I can say to sway you in this opinion. All I will say is war spreads misery. If you try to stop tears from falling, you will only drown yourself.</text:p>
      <text:p text:style-name="P4"/>
      <text:p text:style-name="P4">Imhotep: That's an excuse.</text:p>
      <text:p text:style-name="P4"/>
      <text:p text:style-name="P4">Vadim: That is reality.</text:p>
      <text:p text:style-name="P4"/>
      <text:p text:style-name="P4">Usain: No, we talked about earlier, remember? It's a bad choice either way, but the choice has to be made. This might be the answer, to follow your duty, even if it feels wrong.</text:p>
      <text:p text:style-name="P4"/>
      <text:p text:style-name="P4">Imhotep: But there has to be a line, some point you just don't cross.</text:p>
      <text:p text:style-name="P4"/>
      <text:p text:style-name="P4">Tehara: How's about kinslaying? That's a pretty big line, ain't it?</text:p>
      <text:p text:style-name="P4"/>
      <text:p text:style-name="P4">Vadim: What is more important than duty?</text:p>
      <text:p text:style-name="P4"/>
      <text:p text:style-name="P4">Imhotep: Life, Vadim. Life!</text:p>
      <text:p text:style-name="P4"/>
      <text:p text:style-name="P4">Vadim: Sorry my friend, but on this we must disagree. I will do what is best to complete mission, and if there is no mission, I do what is best for me.</text:p>
      <text:p text:style-name="P4"/>
      <text:p text:style-name="P4">Tehara: What if what is best for you is bad for your duty? Like, you complete the mission, that's great, but now everyone thinks you are a horrible person?</text:p>
      <text:p text:style-name="P4"/>
      <text:p text:style-name="P4">Vadim: Haha, so they find out about kinslaying Basil?</text:p>
      <text:p text:style-name="P4"/>
      <text:p text:style-name="P4">Tehara: See, this guy gets me. Take note Imhotep.</text:p>
      <text:p text:style-name="P4"><text:soft-page-break/></text:p>
      <text:p text:style-name="P4">Usain: It wouldn't change anything, would it?</text:p>
      <text:p text:style-name="P4"/>
      <text:p text:style-name="P4">Vadim: No my friends, it would not.</text:p>
      <text:p text:style-name="P4"/>
      <text:p text:style-name="P4">Usain: Yeah, this I can get behind. Every action I take will have consequences and I can't worry about them all. Do what I have to, and keep moving forward.</text:p>
      <text:p text:style-name="P4"/>
      <text:p text:style-name="P4">Vadim: This is the way.</text:p>
      <text:p text:style-name="P4"/>
      <text:p text:style-name="P4">Imhotep: Ramifications be damned. You three are hopeless.</text:p>
      <text:p text:style-name="P4"/>
      <text:p text:style-name="P4">Tehara: Maybe, but I get to have my family with me in the end.</text:p>
      <text:p text:style-name="P4"/>
      <text:p text:style-name="P4">Vadim: And I will get many more contracts.</text:p>
      <text:p text:style-name="P4"/>
      <text:p text:style-name="P4">Imhotep: Usain, will you really bring this to Aarit and tell him it doesn't matter where you send them so long as it follows orders?</text:p>
      <text:p text:style-name="P4"/>
      <text:p text:style-name="P4">Usain: No, I'll tell him that my loyalty to my employer comes first, and that I will hold fast to my word, my honor, and my duty, even if it hurts me.</text:p>
      <text:p text:style-name="P4"/>
      <text:p text:style-name="P4">Vadim: My friend! Very well said!</text:p>
      <text:p text:style-name="P4"/>
      <text:p text:style-name="P4">Imhotep: My friend! That reeks worse than death!</text:p>
      <text:p text:style-name="P4"/>
      <text:p text:style-name="P4">Tehara: My friends! Can we drop this now?</text:p>
      <text:p text:style-name="P4"/>
      <text:p text:style-name="P4">Imhotep: Yes, please let us.</text:p>
      <text:p text:style-name="P4"/>
      <text:p text:style-name="P4">Usain: Alright, alright. It's almost dinner time anyways. Shall we go to the Tower?</text:p>
      <text:p text:style-name="P4"/>
      <text:p text:style-name="P4">Vadim: Tower?</text:p>
      <text:p text:style-name="P4"/>
      <text:p text:style-name="P4">Usain: It's that's big tree about a mile or two west of here.</text:p>
      <text:p text:style-name="P4"/>
      <text:p text:style-name="P4">Vadim: That sounds a bit for evening meal.</text:p>
      <text:p text:style-name="P4"/>
      <text:p text:style-name="P4">Tehara: Well, the housekeepers chased us off the stairs yesterday, and cooks banned us from the kitchens, so somewhere outside does sound nice.</text:p>
      <text:p text:style-name="P4"/>
      <text:p text:style-name="P4">Imhotep: A nice fire, good food and better company! Let's put this episode behind us and have some fun this evening!</text:p>
      <text:p text:style-name="P4"/>
      <text:p text:style-name="P4">Usain: Vadim, you want to join us?</text:p>
      <text:p text:style-name="P4"/>
      <text:p text:style-name="P4">Vadim: Thank you, but no. I have lessons to teach Basil tonight and early morning tomorrow. <text:soft-page-break/>But please, have enjoy yourselves.</text:p>
      <text:p text:style-name="P4"/>
      <text:p text:style-name="P4">Tehara: Suit yourself. To the mess! Last one there has to distract the cooks while we pilfer the pantry!</text:p>
      <text:p text:style-name="P4"/>
      <text:p text:style-name="P4">Usain: You're on!</text:p>
      <text:p text:style-name="P4"/>
      <text:p text:style-name="P4">Imhotep: Come now, can we have a little decorum. Hey! Wait for me!</text:p>
      <text:p text:style-name="P4"/>
      <text:p text:style-name="P6">FIN</text:p>
      <text:p text:style-name="P5"/>
      <text:p text:style-name="P3">******************************************************</text:p>
      <text:p text:style-name="P3">Case 3.2 – Second Path</text:p>
      <text:p text:style-name="P3">Disagree with Imhotep</text:p>
      <text:p text:style-name="P3">Disagree with Tehara</text:p>
      <text:p text:style-name="P5">Disagree with Vadim</text:p>
      <text:p text:style-name="P5"/>
      <text:p text:style-name="P4">Usain: I don't think I can agree with that.</text:p>
      <text:p text:style-name="P4"/>
      <text:p text:style-name="P4">Vadim: Why not?</text:p>
      <text:p text:style-name="P4"/>
      <text:p text:style-name="P4">Usain: I don't think it matters who is where.</text:p>
      <text:p text:style-name="P4"/>
      <text:p text:style-name="P4">Vadim: Then what does matter Usain?</text:p>
      <text:p text:style-name="P4"/>
      <text:p text:style-name="P4">Usain: Well...</text:p>
      <text:p text:style-name="P4"/>
      <text:p text:style-name="P4">Imhotep: Yeah, Usain, what does matter to you? You wanted to send them to the town at the start, before Tehara came in. </text:p>
      <text:p text:style-name="P4"/>
      <text:p text:style-name="P4">Tehara: And you disagreed with me about saving whoever is more important to you.</text:p>
      <text:p text:style-name="P4"/>
      <text:p text:style-name="P4">Usain: …</text:p>
      <text:p text:style-name="P4"/>
      <text:p text:style-name="P4">Vadim: Not sure who is right?</text:p>
      <text:p text:style-name="P4"/>
      <text:p text:style-name="P4">Usain ...no...</text:p>
      <text:p text:style-name="P4"/>
      <text:p text:style-name="P4">Vadim: You are Dahn, yes? What would the Dahn say?</text:p>
      <text:p text:style-name="P4"/>
      <text:p text:style-name="P4">Imhotep: Here we go again.</text:p>
      <text:p text:style-name="P4"/>
      <text:p text:style-name="P4">Usain: Raiding bandits are an affront to order. My priority should be getting rid of them, but I've already be captured.</text:p>
      <text:p text:style-name="P4"/>
      <text:p text:style-name="P4">Vadim: So what is next?</text:p>
      <text:p text:style-name="P4"/>
      <text:p text:style-name="P4"><text:soft-page-break/>Usain: I need to find a way to kill the threat. I will need time, and men, weapons...</text:p>
      <text:p text:style-name="P4"/>
      <text:p text:style-name="P4">Vadim: Yes?</text:p>
      <text:p text:style-name="P4"/>
      <text:p text:style-name="P4">Usain: I send the bandits to the farm. Then I run to the town and tell of the threat, marshal them into fighting groups and pursue the bandits. When we catch up to them we wait, then ambush and kill every single one of them.</text:p>
      <text:p text:style-name="P4"/>
      <text:p text:style-name="P4">Vadim: Good! Practical!</text:p>
      <text:p text:style-name="P4"/>
      <text:p text:style-name="P4">Usain: Then I kill myself to atone for my dishonor of being captured and robbed,</text:p>
      <text:p text:style-name="P4"/>
      <text:p text:style-name="P4">Vadim: This is not so good.</text:p>
      <text:p text:style-name="P4"/>
      <text:p text:style-name="P4">Usain: I'm not excited about that part either.</text:p>
      <text:p text:style-name="P4"/>
      <text:p text:style-name="P4">Imhotep: You shouldn't be.</text:p>
      <text:p text:style-name="P4"/>
      <text:p text:style-name="P4">Usain: That's the Dahnic Code though.</text:p>
      <text:p text:style-name="P4"/>
      <text:p text:style-name="P4">Imhotep: Break it.</text:p>
      <text:p text:style-name="P4"/>
      <text:p text:style-name="P4">Usain: But...</text:p>
      <text:p text:style-name="P4"/>
      <text:p text:style-name="P4">Tehara: Look, Usain, Imhotep is an blind mutt yapping at us desert lions. Dogs can't understand why lions do what they do, and lions don't answer to curs either.</text:p>
      <text:p text:style-name="P4"/>
      <text:p text:style-name="P4">Imhotep: Excuse me!?</text:p>
      <text:p text:style-name="P4"/>
      <text:p text:style-name="P4">Tehara: That said, I think that the world is better off with more lions in it, even if one has lost his pride. </text:p>
      <text:p text:style-name="P4"/>
      <text:p text:style-name="P4">Usain: Thanks Tehara.</text:p>
      <text:p text:style-name="P4"/>
      <text:p text:style-name="P4">Tehara: Don't mention it.</text:p>
      <text:p text:style-name="P4"/>
      <text:p text:style-name="P4">Imhotep: You're both hopeless.</text:p>
      <text:p text:style-name="P4"/>
      <text:p text:style-name="P4">Vadim: But the question has been answered, yes? And more people have been saved than lost. Are you not happy my friend?</text:p>
      <text:p text:style-name="P4"/>
      <text:p text:style-name="P4">Imhotep: Of course not! The reason behind the action is just as important as the action itself. Usain's reason is just senselessly following an old, murderous code. He's not acting on his own ideas and that's what Aarit is going after. Even he doesn't like the Dahnic Code.</text:p>
      <text:p text:style-name="P4"/>
      <text:p text:style-name="P4">Tehara: Pfft, just another dog.</text:p>
      <text:p text:style-name="P4"/>
      <text:p text:style-name="P4"><text:soft-page-break/>Usain: You're just unhappy I don't agree to your Wessan religion and its silly little spirits.</text:p>
      <text:p text:style-name="P4"/>
      <text:p text:style-name="P4">Imhotep: What's wrong with the spirits?</text:p>
      <text:p text:style-name="P4"/>
      <text:p text:style-name="P4">Usain: They're awfully close those cursed Fae, that's what,</text:p>
      <text:p text:style-name="P4"/>
      <text:p text:style-name="P4">Imhotep: How dare you!</text:p>
      <text:p text:style-name="P4"/>
      <text:p text:style-name="P4">Tehara: Says the guy that will insult anything Dahn, in front of Dahn.</text:p>
      <text:p text:style-name="P4"/>
      <text:p text:style-name="P4">Imhotep: Because it's wrong!</text:p>
      <text:p text:style-name="P4"/>
      <text:p text:style-name="P4">Vadim: My friends! Stop fighting among yourselves! Please, it wounds me to see you so angry with each other. Perhaps leave question for another day when you all are not not tired. The day is getting late anyways, why go to mess hall and find food?</text:p>
      <text:p text:style-name="P4"/>
      <text:p text:style-name="P4">Usain: Good idea! Let's go see if we can sneak some treats from the kitchen.</text:p>
      <text:p text:style-name="P4"/>
      <text:p text:style-name="P4">Tehara: Count me in!</text:p>
      <text:p text:style-name="P4"/>
      <text:p text:style-name="P4">Imhotep: I'm...going to check on my brother. I haven't seen him all day and he might have some news on the other nobles.</text:p>
      <text:p text:style-name="P4"/>
      <text:p text:style-name="P4">Usain: Oh, okay. </text:p>
      <text:p text:style-name="P4"/>
      <text:p text:style-name="P4">Tehara: Pretty sure he won't, but don't let us stop you.</text:p>
      <text:p text:style-name="P4"/>
      <text:p text:style-name="P4">Usain: You sure?</text:p>
      <text:p text:style-name="P4"/>
      <text:p text:style-name="P4">Imhotep: Yeah, I'm sure. I will see you two tomorrow. Good night.</text:p>
      <text:p text:style-name="P4"/>
      <text:p text:style-name="P4">Tehara: Night!</text:p>
      <text:p text:style-name="P4"/>
      <text:p text:style-name="P4">Usain: Night.</text:p>
      <text:p text:style-name="P4"/>
      <text:p text:style-name="P4">Vadim: Good night my friend. Now I must also take my leave. I have promised Basil that tonight I will teach him fighting techniques. Good night my Dahnic friends! Try not to get into too much trouble! Haha!</text:p>
      <text:p text:style-name="P4"/>
      <text:p text:style-name="P4">Tehara: No promises. C'mon Usain, those sweets ain't gonna steal themselves.</text:p>
      <text:p text:style-name="P4"/>
      <text:p text:style-name="P4">Usain: Actually, I think I'm just going to eat in the mess. </text:p>
      <text:p text:style-name="P4"/>
      <text:p text:style-name="P4">Tehara: But you just said...</text:p>
      <text:p text:style-name="P4"/>
      <text:p text:style-name="P4">Usain: Yeah, I know, I just changed my mind. I want to think about this puzzle some more, okay?</text:p>
      <text:p text:style-name="P4"><text:soft-page-break/></text:p>
      <text:p text:style-name="P4">Tehara: Why? Can't we just do something fun with what's left of the day?</text:p>
      <text:p text:style-name="P4"/>
      <text:p text:style-name="P4">Usain: Sorry Hari. See you in the morning.</text:p>
      <text:p text:style-name="P4"/>
      <text:p text:style-name="P4">Tehara: I don't like how this ended...</text:p>
      <text:p text:style-name="P4"/>
      <text:p text:style-name="P6">FIN</text:p>
      <text:p text:style-name="P4"/>
      <text:p text:style-name="P3">******************************************************</text:p>
      <text:p text:style-name="P3">Case 3.3 – Third Path</text:p>
      <text:p text:style-name="P3">Agree with Imhotep</text:p>
      <text:p text:style-name="P3">Disagree with Tehara</text:p>
      <text:p text:style-name="P5">Disagree with Vadim</text:p>
      <text:p text:style-name="P5"/>
      <text:p text:style-name="P4">Usain: You're doing the right thing for the wrong reason, I think.</text:p>
      <text:p text:style-name="P4"/>
      <text:p text:style-name="P4">Imhotep: I wholeheartedly agree.</text:p>
      <text:p text:style-name="P4"/>
      <text:p text:style-name="P4">Vadim: And what is reason?</text:p>
      <text:p text:style-name="P4"/>
      <text:p text:style-name="P4">Usain: If Marinus was at the farm and Basil was at the town, you would send the bandits to the town, right?</text:p>
      <text:p text:style-name="P4"/>
      <text:p text:style-name="P4">Vadim: Of course.</text:p>
      <text:p text:style-name="P4"/>
      <text:p text:style-name="P4">Usain: I believe your reason is that you're just following orders, whatever gets the job done, regardless of the fallout. Saving the town and everyone in it is the right thing to do, even if it means the mission fails.</text:p>
      <text:p text:style-name="P4"/>
      <text:p text:style-name="P4">Vadim: If mission fails Toma falls, yes?</text:p>
      <text:p text:style-name="P4"/>
      <text:p text:style-name="P4">Usain: It would be harder, but it's not guaranteed. Even without Marinus, we still have the elves backing us. Plus, Aarit is Ogma, and that carries a lot of weight. Doing what's right in saving the town will make our war harder, but not impossible.</text:p>
      <text:p text:style-name="P4"/>
      <text:p text:style-name="P4">Vadim: My friend, you are most noble in you defense of innocent lives! However, do not forget that each sacrifice you make will war harder. With enough sacrifices, it will become impossible to win. </text:p>
      <text:p text:style-name="P4"/>
      <text:p text:style-name="P4">Usain: I still think doing what is right is better than what is wrong, even when what is wrong is useful.</text:p>
      <text:p text:style-name="P4"/>
      <text:p text:style-name="P4">Imhotep: Practicality should not be the basis of our morality, Vadim.</text:p>
      <text:p text:style-name="P4"/>
      <text:p text:style-name="P4">Vadim: If you do not do what is practical, how can you accomplish mission? Accomplish your war? You save town. This does not change chances in war. But you save many towns? Now <text:soft-page-break/>Rae wins, and all elves die and people of Toma are enslaved.</text:p>
      <text:p text:style-name="P4"/>
      <text:p text:style-name="P4">Imhotep: What is your point?</text:p>
      <text:p text:style-name="P4"/>
      <text:p text:style-name="P4">Vadim: My point is simple. If you let this one town go, you save more lives later after war. Save town now, you lose war, and many more people die. My friend, shouldn't you look farther ahead than choice right in front of you? </text:p>
      <text:p text:style-name="P4"/>
      <text:p text:style-name="P4">Usain: What?</text:p>
      <text:p text:style-name="P4"/>
      <text:p text:style-name="P4">Vadim: What if what is right choice in moment is wrong choice later?</text:p>
      <text:p text:style-name="P4"/>
      <text:p text:style-name="P4">Usain: …</text:p>
      <text:p text:style-name="P4"/>
      <text:p text:style-name="P4">Vadim: No answer? Maybe because Vadim is truly intelligent man with many women coming to him for “expert advice”.</text:p>
      <text:p text:style-name="P4"/>
      <text:p text:style-name="P4">Tehara: Ha! You wish.</text:p>
      <text:p text:style-name="P4"/>
      <text:p text:style-name="P4">Imhotep: How would you handle the corruption of character?</text:p>
      <text:p text:style-name="P4"/>
      <text:p text:style-name="P4">Vadim: Corruption?</text:p>
      <text:p text:style-name="P4"/>
      <text:p text:style-name="P4">Imhotep: We are assuming that the outcome of the war rests on our decision right here with this town. Usain was right earlier, when he said there were other ways to win the war without Marinus. </text:p>
      <text:p text:style-name="P4"/>
      <text:p text:style-name="P4">Vadim: There are many important people on our side, yes.</text:p>
      <text:p text:style-name="P4"/>
      <text:p text:style-name="P4">Imhotep: So let's say we sacrifice a village to save Marinus. Then, we sacrifice a town to save Lae Ling of the Elves. Then, we sacrifice the whole city of Goshen to save Aarit. Eventually, Toma wins, Rae is defeated, and we sacrifice everyone else. </text:p>
      <text:p text:style-name="P4"/>
      <text:p text:style-name="P4">Vadim: Ah, I see what you mean.</text:p>
      <text:p text:style-name="P4"/>
      <text:p text:style-name="P4">Imhotep: If we always make compromises in the present for the future prize, how long until there is nothing left of our moral core? </text:p>
      <text:p text:style-name="P4"/>
      <text:p text:style-name="P4">Usain: Nice one.</text:p>
      <text:p text:style-name="P4"/>
      <text:p text:style-name="P4">Imhotep: Thank you.</text:p>
      <text:p text:style-name="P4"/>
      <text:p text:style-name="P4">Tehara: I'm lost.</text:p>
      <text:p text:style-name="P4"/>
      <text:p text:style-name="P4">Imhotep: Of course you are.</text:p>
      <text:p text:style-name="P4"/>
      <text:p text:style-name="P4">Vadim: Very well argued! I applaud your thinking! Perhaps, given time, you may become <text:soft-page-break/>Ogma too!</text:p>
      <text:p text:style-name="P4"/>
      <text:p text:style-name="P4">Imhotep: Thank you, but did I sway your opinion?</text:p>
      <text:p text:style-name="P4"/>
      <text:p text:style-name="P4">Vadim: Ah, my friend, unfortunately no, you have not. I still believe that my mission must take precedent over my moral core, as you call it. If Toma wins and all else burns, I will be satisfied. Perhaps it is because I am mercenary, but I believe goal justifies methods.</text:p>
      <text:p text:style-name="P4"/>
      <text:p text:style-name="P4">Imhotep: I am sorry to hear that.</text:p>
      <text:p text:style-name="P4"/>
      <text:p text:style-name="P4">Usain: At least you're on our side.</text:p>
      <text:p text:style-name="P4"/>
      <text:p text:style-name="P4">Tehara: For as long as Marinus continues to pay him.</text:p>
      <text:p text:style-name="P4"/>
      <text:p text:style-name="P4">Vadim: I made many arguments to protect him today. My employment is secure! Haha!</text:p>
      <text:p text:style-name="P4"/>
      <text:p text:style-name="P4">Usain: Haha! We should probably get going to the mess hall. Dinner will be served soon and I don't want to get stuck with the burnt ends again.</text:p>
      <text:p text:style-name="P4"/>
      <text:p text:style-name="P4">Tehara: It's Glob's cooking. The whole thing is probably burned.</text:p>
      <text:p text:style-name="P4"/>
      <text:p text:style-name="P4">Usain: Yeah, true. We could raid the pantry again.</text:p>
      <text:p text:style-name="P4"/>
      <text:p text:style-name="P4">Imhotep: Usain!</text:p>
      <text:p text:style-name="P4"/>
      <text:p text:style-name="P4">Tehara: Sounds like a plan to me. You coming Vadim?</text:p>
      <text:p text:style-name="P4"/>
      <text:p text:style-name="P4">Vadim: I cannot join you in your pantry pillaging today. I have lessons to teach Basil tonight. But if you can, save me sweet tart for tomorrow!</text:p>
      <text:p text:style-name="P4"/>
      <text:p text:style-name="P4">Usain: With her sweet tooth? Good luck.</text:p>
      <text:p text:style-name="P4"/>
      <text:p text:style-name="P4">Tehara: Well, if we can't have Vadim I guess you'll have to be the lookout, Imhotep.</text:p>
      <text:p text:style-name="P4"/>
      <text:p text:style-name="P4">Imhotep: I'm always your lookout and what's more I don't think...</text:p>
      <text:p text:style-name="P4"/>
      <text:p text:style-name="P4">Tehara: Too slow! Let's go you two, before that scullery maid with the crush on fancy pants here leaves.</text:p>
      <text:p text:style-name="P4"/>
      <text:p text:style-name="P4">Usain: I'll get the meats, you grab the sweets!</text:p>
      <text:p text:style-name="P4"/>
      <text:p text:style-name="P4">Imhotep: Guys, I still don't think...hey! Wait for me!</text:p>
      <text:p text:style-name="P4"/>
      <text:p text:style-name="P6">FIN</text:p>
      <text:p text:style-name="P6"/>
      <text:p text:style-name="P3">******************************************************</text:p>
      <text:p text:style-name="P3">Case 3.4 – Fourth Path</text:p>
      <text:p text:style-name="P3"><text:soft-page-break/>Agree with Imhotep</text:p>
      <text:p text:style-name="P3">Agree with Tehara</text:p>
      <text:p text:style-name="P7">Disagree with Vadim</text:p>
      <text:p text:style-name="P7"/>
      <text:p text:style-name="P8">Usain: I think I see where you're coming from, but I'm going to disagree.</text:p>
      <text:p text:style-name="P8"/>
      <text:p text:style-name="P8">Vadim: Why?</text:p>
      <text:p text:style-name="P8"/>
      <text:p text:style-name="P8">Usain: Family and the people close to you, they're more important than the others in the town, even if that person is someone powerful. I don't think I could replace any one of you guys if you died. It would be hard to replace Marinus, but not impossible.</text:p>
      <text:p text:style-name="P8"/>
      <text:p text:style-name="P8">Vadim: Usain, we both are mercenaries, soldiers of fortune. If you fail missions because you are unwilling to make personal sacrifice, why should someone hire you?</text:p>
      <text:p text:style-name="P8"/>
      <text:p text:style-name="P8">Usain: Maybe because...people see me as a discerning person? I'll have lines that I don't cross and that might appeal to certain people. Not everyone hiring mercenaries needs them to be bloodthirsty brutes.</text:p>
      <text:p text:style-name="P8"/>
      <text:p text:style-name="P8">Vadim: This is true, but not often case. Sometimes, you will be used as meat shield to protect kings own troops. Other times, you will be decoy for enemy to attack. Most times, you will be hired to attack towns and villages.</text:p>
      <text:p text:style-name="P8"/>
      <text:p text:style-name="P8">Usain: I wouldn't take banditry jobs.</text:p>
      <text:p text:style-name="P8"/>
      <text:p text:style-name="P8">Imhotep: Good for you, Usain.</text:p>
      <text:p text:style-name="P8"/>
      <text:p text:style-name="P8">Vadim: Sorry my friend. I know you are new to this line of work, but sometimes you do not have a choice. Your emirs do not want large bands of armed men in their lands, so you must be hired, or chased away. Mercenaries are just bandits with jobs.</text:p>
      <text:p text:style-name="P8"/>
      <text:p text:style-name="P8">Usain: Well damn.</text:p>
      <text:p text:style-name="P8"/>
      <text:p text:style-name="P8">Tehara: What's so bad about banditry? I was one before you guys found me, and I think I turned out all right.</text:p>
      <text:p text:style-name="P8"/>
      <text:p text:style-name="P8">Usain: Tehara, if I had to choose to save you or the town, I would choose to save you.</text:p>
      <text:p text:style-name="P8"/>
      <text:p text:style-name="P8">Tehara: Wha-wha-what?</text:p>
      <text:p text:style-name="P8"/>
      <text:p text:style-name="P8">Usain: I mean not just you! If it was Imhotep or Aarit, I'd save them too! I mean, ha, I agree with you, haha. The people I know are more important than the people I don't. But, like not you specifically.</text:p>
      <text:p text:style-name="P8"/>
      <text:p text:style-name="P8">Tehara: Oh.</text:p>
      <text:p text:style-name="P8"/>
      <text:p text:style-name="P8">Usain: And that doesn't mean I would feel good about it. I think Imhotep is right too, I need to <text:soft-page-break/>try to save as many people as I can.</text:p>
      <text:p text:style-name="P8"/>
      <text:p text:style-name="P8">Tehara: Right.</text:p>
      <text:p text:style-name="P8"/>
      <text:p text:style-name="P8">Imhotep: Usain, you have all the grace of a child falling down stairs.</text:p>
      <text:p text:style-name="P8"/>
      <text:p text:style-name="P8">Usain: What? What did I do?</text:p>
      <text:p text:style-name="P8"/>
      <text:p text:style-name="P8">Imhotep: Oh nothing. If I'm at farm, please send the bandits to the farm. I understand that you are trying to show your appreciation of our friendship by saving me, but I couldn't look you in the eyes if you slaughtered people for me.</text:p>
      <text:p text:style-name="P8"/>
      <text:p text:style-name="P8">Usain: I'm not sure I can commit to that. </text:p>
      <text:p text:style-name="P8"/>
      <text:p text:style-name="P8">Vadim: Usain, I say this as friend who cares deeply for you, but you should find another job. You do not have stones for mercenary work, and I fear you will die too soon.</text:p>
      <text:p text:style-name="P8"/>
      <text:p text:style-name="P8">Usain: Yeah but-</text:p>
      <text:p text:style-name="P8"/>
      <text:p text:style-name="P8">Vadim: You do have heart, my friend. And that is a very good thing.</text:p>
      <text:p text:style-name="P8"/>
      <text:p text:style-name="P8">Usain: Yeah...right.</text:p>
      <text:p text:style-name="P8"/>
      <text:p text:style-name="P8">Tehara: Try banditry! As your first job, you can help me raid the pantry!</text:p>
      <text:p text:style-name="P8"/>
      <text:p text:style-name="P8">Usain: Glob is cooking tonight, isn't he?</text:p>
      <text:p text:style-name="P8"/>
      <text:p text:style-name="P8">Tehara: So you see how dire the situation is.</text:p>
      <text:p text:style-name="P8"/>
      <text:p text:style-name="P8">Usain: Yes, I do. Imhotep, if you're tired of the high road, you can join us on the low road.</text:p>
      <text:p text:style-name="P8"/>
      <text:p text:style-name="P8">Vadim: Actually, Imhotep was going to come with me. Basil needs lessons and Imhotep agreed to help.</text:p>
      <text:p text:style-name="P8"/>
      <text:p text:style-name="P8">Imhotep: I don't recall ever...why are you looking at me like that?</text:p>
      <text:p text:style-name="P8"/>
      <text:p text:style-name="P8">Vadim: We must be off! Save me sweet roll, you two! Come Imhotep!</text:p>
      <text:p text:style-name="P8"/>
      <text:p text:style-name="P8">Imhotep: But I really don't remember-</text:p>
      <text:p text:style-name="P8"/>
      <text:p text:style-name="P8">Vadim: Come!</text:p>
      <text:p text:style-name="P8"/>
      <text:p text:style-name="P8">Imhotep: All right fine! You guys, try not to steal everything, will you?</text:p>
      <text:p text:style-name="P8"/>
      <text:p text:style-name="P8">Tehara: No promises.</text:p>
      <text:p text:style-name="P8"/>
      <text:p text:style-name="P8">Usain: See ya, guys!</text:p>
      <text:p text:style-name="P8"><text:soft-page-break/></text:p>
      <text:p text:style-name="P8">//exit Usain, Tehara</text:p>
      <text:p text:style-name="P8"/>
      <text:p text:style-name="P8">Vadim: Good luck, friend.</text:p>
      <text:p text:style-name="P8"/>
      <text:p text:style-name="P6">FIN</text:p>
      <text:p text:style-name="P6"/>
      <text:p text:style-name="P3">******************************************************</text:p>
      <text:p text:style-name="P3">Case 3.5 – Fifth Path</text:p>
      <text:p text:style-name="P3">Disagree with Imhotep</text:p>
      <text:p text:style-name="P3">Agree with Tehara</text:p>
      <text:p text:style-name="P7">Disagree with Vadim</text:p>
      <text:p text:style-name="P7"/>
      <text:p text:style-name="P8">Usain: I think I see where you're coming from, but I'm going to disagree.</text:p>
      <text:p text:style-name="P8"/>
      <text:p text:style-name="P8">Vadim: Why?</text:p>
      <text:p text:style-name="P8"/>
      <text:p text:style-name="P8">Usain: Family and friends, they're more important than the others in the town, even if that person is someone important, or your employer. I don't think I could replace any one of you guys, but Marinus is no different to any other emir to me.</text:p>
      <text:p text:style-name="P8"/>
      <text:p text:style-name="P8">Imhotep: At least it's not a Dahnic response.</text:p>
      <text:p text:style-name="P8"/>
      <text:p text:style-name="P8">Usain: Careful, Imhotep.</text:p>
      <text:p text:style-name="P8"/>
      <text:p text:style-name="P8">Vadim: Usain, we both are mercenaries, soldiers of fortune. If you fail missions because you are unwilling to make personal sacrifice, why should someone hire you?</text:p>
      <text:p text:style-name="P8"/>
      <text:p text:style-name="P8">Usain: I don't think I'm going to be a mercenary, not with Aarit training me in the ways of the Ogma. </text:p>
      <text:p text:style-name="P8"/>
      <text:p text:style-name="P8">Vadim: This may be true. Aarit is mighty general, known from the Wessan hills, to the highlands of Rodina. However, do you not believe there is value in keeping your word?</text:p>
      <text:p text:style-name="P8"/>
      <text:p text:style-name="P8">Usain: What?</text:p>
      <text:p text:style-name="P8"/>
      <text:p text:style-name="P8">Vadim: Let us say, you become Ogma. Now let us say, you fight for city, you command their armies, yes? Now let us say, your friend is captured by enemy city, and the say you must change sides and sabotage the city you fight for, or else they kill friend. Do you not have obligation to city that hired you?</text:p>
      <text:p text:style-name="P8"/>
      <text:p text:style-name="P8">Usain: I think it would depend on who they kidnapped, but I think I have more of an obligation to my friends and family.</text:p>
      <text:p text:style-name="P8"/>
      <text:p text:style-name="P8">Tehara: What's so bad about banditry? I was one before you guys found me, and I think I turned out all right.</text:p>
      <text:p text:style-name="P8"/>
      <text:p text:style-name="P8"><text:soft-page-break/>Vadim: Oh ho! That's how you put? Obligation to friends and family, not duty or honor.</text:p>
      <text:p text:style-name="P8"/>
      <text:p text:style-name="P8">Imhotep: I disagree with your choice here, not to say I agree with Vadim either, but doesn't that go against the Dahnic Code? Every Dahn I've ever met have always been about nothing but duty and honor.</text:p>
      <text:p text:style-name="P8"/>
      <text:p text:style-name="P8">Usain: Yeah, I guess it does. Shouldn't that make you happy?</text:p>
      <text:p text:style-name="P8"/>
      <text:p text:style-name="P8">Imhotep: You're still committing to the wrong idea. Friends and family are important, but there needs to be a higher ideal than that, something to give you a vision for the future and tells you how to act.</text:p>
      <text:p text:style-name="P8"/>
      <text:p text:style-name="P8">Usain: Why can't I tell myself how to act? Why give myself over to anything?</text:p>
      <text:p text:style-name="P8"/>
      <text:p text:style-name="P8">Tehara: Now you're talking! No masters but ourselves!</text:p>
      <text:p text:style-name="P8"/>
      <text:p text:style-name="P8">Imhotep: You can hardly claim the intellectual superiority of a fire elf, Usain.</text:p>
      <text:p text:style-name="P8"/>
      <text:p text:style-name="P8">Tehara: Hey!</text:p>
      <text:p text:style-name="P8"/>
      <text:p text:style-name="P8">Usain: I can admit when she's right. My duty lies with people I care about, not with warlords or priests.</text:p>
      <text:p text:style-name="P8"/>
      <text:p text:style-name="P8">Vadim: Even when causes you to act dishonorably?</text:p>
      <text:p text:style-name="P8"/>
      <text:p text:style-name="P8">Usain: Others might hate me, but I'll save who I care for.</text:p>
      <text:p text:style-name="P8"/>
      <text:p text:style-name="P8">Vadim: What if your it is your friends that are fighting?</text:p>
      <text:p text:style-name="P8"/>
      <text:p text:style-name="P8">Usain: That...that makes it more difficult.</text:p>
      <text:p text:style-name="P8"/>
      <text:p text:style-name="P8">Vadim: In war, friends fight. Not because they want to, but they have to. What do you do when you have to choose between one friend or the other?</text:p>
      <text:p text:style-name="P8"/>
      <text:p text:style-name="P8">Tehara: It's simple. You let them be stupid and kill each other.</text:p>
      <text:p text:style-name="P8"/>
      <text:p text:style-name="P8">Vadim: If you do not help, you lose both friends.</text:p>
      <text:p text:style-name="P8"/>
      <text:p text:style-name="P8">Tehara: If they are forcing me to choose one or the other, they aren't acting like my friends, are they?</text:p>
      <text:p text:style-name="P8"/>
      <text:p text:style-name="P8">Vadim: So you choose when they are friends, and when they stop being friends?</text:p>
      <text:p text:style-name="P8"/>
      <text:p text:style-name="P8">Tehara: Of course. Who else would choose who my friends are?</text:p>
      <text:p text:style-name="P8"/>
      <text:p text:style-name="P8">Vadim: Tehara, my friend, this would make you a poor friend. </text:p>
      <text:p text:style-name="P8"/>
      <text:p text:style-name="P8"><text:soft-page-break/>Imhotep: Fickle would be the word.</text:p>
      <text:p text:style-name="P8"/>
      <text:p text:style-name="P8">Tehara: What? I have to help my friends be idiots? No way!</text:p>
      <text:p text:style-name="P8"/>
      <text:p text:style-name="P8">Vadim: You do not have to, but who wants friend that does not stand with them in trouble?</text:p>
      <text:p text:style-name="P8"/>
      <text:p text:style-name="P8">Usain: We really have veered off the original question here, haven't we?</text:p>
      <text:p text:style-name="P8"/>
      <text:p text:style-name="P8">Vadim: Then let us say that a friend is at farm and a friend is at town. Who lives, who dies?</text:p>
      <text:p text:style-name="P8"/>
      <text:p text:style-name="P8">Tehara: Whoever I like more.</text:p>
      <text:p text:style-name="P8"/>
      <text:p text:style-name="P8">Vadim: And if you like both?</text:p>
      <text:p text:style-name="P8"/>
      <text:p text:style-name="P8">Tehara: I don't know! Whoever I feel like right then!</text:p>
      <text:p text:style-name="P8"/>
      <text:p text:style-name="P8">Vadim: And there is problem. My friend, I am sorry to push you so hard, but you must see that this standard you have is no good!</text:p>
      <text:p text:style-name="P8"/>
      <text:p text:style-name="P8">Tehara: It's better than being a slave to some contract or religion! At least I get to decide what happens to me!</text:p>
      <text:p text:style-name="P8"/>
      <text:p text:style-name="P8">Usain: Better to control your own destiny and make the hard choices for yourself than give the decision away to something else.</text:p>
      <text:p text:style-name="P8"/>
      <text:p text:style-name="P8">Imhotep: There is such a thing as being right, Usain! Surly you can see that!</text:p>
      <text:p text:style-name="P8"/>
      <text:p text:style-name="P8">Usain: And it's not with your spirits or his duty! C'mon Hari! I'm sick of this riddle-thing. Let's go find some food and leave these two to squabble.</text:p>
      <text:p text:style-name="P8"/>
      <text:p text:style-name="P8">Tehara: Way ahead of you, friend. Let's go see what we can steal from the larder.</text:p>
      <text:p text:style-name="P8"/>
      <text:p text:style-name="P8">Usain: Great idea, friend! After that, we can head the Tower and enjoy the spoils!</text:p>
      <text:p text:style-name="P8"/>
      <text:p text:style-name="P8">//exit Usain</text:p>
      <text:p text:style-name="P8"/>
      <text:p text:style-name="P8">Tehara: Right behind you, friend!</text:p>
      <text:p text:style-name="P8"/>
      <text:p text:style-name="P8">//exit Tehara</text:p>
      <text:p text:style-name="P8"/>
      <text:p text:style-name="P8">Vadim: Oh dear. We seem to have upset them.</text:p>
      <text:p text:style-name="P8"/>
      <text:p text:style-name="P8">Imhotep: It seems we have. I wonder if Aarit knew how much of an effect she would have on Usain, if he would ever have freed her?</text:p>
      <text:p text:style-name="P8"/>
      <text:p text:style-name="P6">FIN</text:p>
      <text:p text:style-name="P6"/>
      <text:p text:style-name="P3"><text:soft-page-break/>******************************************************</text:p>
      <text:p text:style-name="P3">Case 3.6 – Sixth Path</text:p>
      <text:p text:style-name="P3">Disagree with Imhotep</text:p>
      <text:p text:style-name="P3">Agree with Tehara</text:p>
      <text:p text:style-name="P7">Agree with Vadim</text:p>
      <text:p text:style-name="P7"/>
      <text:p text:style-name="P8">Usain: That makes a of sense.</text:p>
      <text:p text:style-name="P8"/>
      <text:p text:style-name="P8">Tehara: Hey! You were supposed to be on my side! </text:p>
      <text:p text:style-name="P8"/>
      <text:p text:style-name="P8">Usain: Yeah well, I switched sides.</text:p>
      <text:p text:style-name="P8"/>
      <text:p text:style-name="P8">Tehara: Traitor!</text:p>
      <text:p text:style-name="P8"/>
      <text:p text:style-name="P8">Vadim: Tehara my friend, what is your side?</text:p>
      <text:p text:style-name="P8"/>
      <text:p text:style-name="P8">Tehara: I agree with you on needing to know who's where, but I think you should the people that are close to you, not whoever hired you. On the other hand, if we're talking about needing to kill someone, me and you totally agree.</text:p>
      <text:p text:style-name="P8"/>
      <text:p text:style-name="P8">Vadim: Ah, so friends and family matter more that your word or your honor?</text:p>
      <text:p text:style-name="P8"/>
      <text:p text:style-name="P8">Tehara: I used to be bandit myself before these guys picked me...</text:p>
      <text:p text:style-name="P8"/>
      <text:p text:style-name="P8">Usain: Captured, released, then couldn't get rid of you more like.</text:p>
      <text:p text:style-name="P8"/>
      <text:p text:style-name="P8">Tehara: Eh, tomatoes, potatoes. Anyways, I was a bandit. I don't really do the whole 'honor' thing.</text:p>
      <text:p text:style-name="P8"/>
      <text:p text:style-name="P8">Vadim: So I see. What was your side, Imhotep?</text:p>
      <text:p text:style-name="P8"/>
      <text:p text:style-name="P8">Imhotep: Unlike those two I actually believe in a moral code that demands I respect and preserve life. </text:p>
      <text:p text:style-name="P8"/>
      <text:p text:style-name="P8">Vadim: Ah yes, this is the Wessan religion, yes?</text:p>
      <text:p text:style-name="P8"/>
      <text:p text:style-name="P8">Imhotep: Yes, it is. I try to adhere to it the best I can. And that would mean saving the town every time.</text:p>
      <text:p text:style-name="P8"/>
      <text:p text:style-name="P8">Tehara: Yes, yes we know. “Because the Spirits of the rocks and weeds and my dirty undergarments told me so”.</text:p>
      <text:p text:style-name="P8"/>
      <text:p text:style-name="P8">Imhotep: Do not mock the Spirits, fire elf.</text:p>
      <text:p text:style-name="P8"/>
      <text:p text:style-name="P8">Tehara: I'll mock them all I want. They aren't fae.</text:p>
      <text:p text:style-name="P8"/>
      <text:p text:style-name="P8">Usain: You have to admit Imhotep, the idea is kind of silly.</text:p>
      <text:p text:style-name="P8"><text:soft-page-break/></text:p>
      <text:p text:style-name="P8">Imhotep: Oh? Do tell me of the internal inconsistencies of my religion, Usain. The very same Usain who has refused to accompany me to how many holy day celebrations?</text:p>
      <text:p text:style-name="P8"/>
      <text:p text:style-name="P8">Usain: Look, all I'm saying that I don't think spirits, fae or otherwise, should be the decider of all our morals. I think that we, the people in the situations, are better off deciding for ourselves what is best. The gods are dead and gone, and you can't trust fae or magic, why leave your life's choices in the hands of something that can't see?</text:p>
      <text:p text:style-name="P8"/>
      <text:p text:style-name="P8">Imhotep: Because I can see the good it does the world by following their guidance. I can see that lives are enriched by adhering to the principles they taught us. The gods are gone, but doesn't mean the supernatural holds no sway over our lives. We are still beings of half flesh and half spirit. Someday, our spirit selves will join the Spirits of the Earth and answer for our deeds upon it.</text:p>
      <text:p text:style-name="P8"/>
      <text:p text:style-name="P8">Usain: Those spirits are too weak to manifest in the world. The fae can at least do that.</text:p>
      <text:p text:style-name="P8"/>
      <text:p text:style-name="P8">Tehara: When they aren't trying to possess you.</text:p>
      <text:p text:style-name="P8"/>
      <text:p text:style-name="P8">Vadim: I will take softer stance than these two. I do not believe that spirits are useless, but spirits cannot stand between you and duty. Duty is most important. If you do not fulfill duty, no one can trust you. And if you are mercenary like me, how do you get contracts? No, follow the spirits, but duty comes first.</text:p>
      <text:p text:style-name="P8"/>
      <text:p text:style-name="P8">Imhotep: </text:p>
      <text:p text:style-name="P8"/>
      <text:p text:style-name="P8">Usain: Lords?</text:p>
      <text:p text:style-name="P8"/>
      <text:p text:style-name="P8">Vadim: It is like emir, just less import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Caravaggio</meta:initial-creator>
    <meta:creation-date>2020-09-02T14:46:11</meta:creation-date>
    <dc:creator>Matthew Caravaggio</dc:creator>
    <dc:date>2020-10-08T23:44:52.90</dc:date>
    <meta:editing-cycles>21</meta:editing-cycles>
    <meta:editing-duration>P18DT15H42M31S</meta:editing-duration>
    <meta:generator>OpenOffice/4.1.7$Win32 OpenOffice.org_project/417m1$Build-9800</meta:generator>
    <meta:document-statistic meta:table-count="0" meta:image-count="0" meta:object-count="0" meta:page-count="35" meta:paragraph-count="690" meta:word-count="9911" meta:character-count="53795"/>
  </office:meta>
</office:document-meta>
</file>